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097cm" svg:height="8.994cm" svg:x="94.921cm" svg:y="2.129cm">
            <draw:object draw:notify-on-update-of-ranges="Sheet1.B1:Sheet1.AY1 Sheet1.A2:Sheet1.A2 Sheet1.B2:Sheet1.AY2 Sheet1.A3:Sheet1.A3 Sheet1.B3:Sheet1.AY3 Sheet1.A4:Sheet1.A4 Sheet1.B4:Sheet1.AY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Alg,/Messag,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m48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string" calcext:value-type="string">
            <text:p>BIKE-L3:</text:p>
          </table:table-cell>
          <table:table-cell office:value-type="float" office:value="0.625" calcext:value-type="float">
            <text:p>0,625</text:p>
          </table:table-cell>
          <table:table-cell office:value-type="float" office:value="0.677286979256811" calcext:value-type="float">
            <text:p>0,677286979256811</text:p>
          </table:table-cell>
          <table:table-cell office:value-type="float" office:value="0.677327476694529" calcext:value-type="float">
            <text:p>0,677327476694529</text:p>
          </table:table-cell>
          <table:table-cell office:value-type="float" office:value="0.679891145923478" calcext:value-type="float">
            <text:p>0,679891145923478</text:p>
          </table:table-cell>
          <table:table-cell office:value-type="float" office:value="0.684364371111598" calcext:value-type="float">
            <text:p>0,684364371111598</text:p>
          </table:table-cell>
          <table:table-cell office:value-type="float" office:value="0.683577476694529" calcext:value-type="float">
            <text:p>0,683577476694529</text:p>
          </table:table-cell>
          <table:table-cell office:value-type="float" office:value="0.686144867889794" calcext:value-type="float">
            <text:p>0,686144867889794</text:p>
          </table:table-cell>
          <table:table-cell office:value-type="float" office:value="0.683373448629978" calcext:value-type="float">
            <text:p>0,683373448629978</text:p>
          </table:table-cell>
          <table:table-cell office:value-type="float" office:value="0.682707473607426" calcext:value-type="float">
            <text:p>0,682707473607426</text:p>
          </table:table-cell>
          <table:table-cell office:value-type="float" office:value="0.681130090909081" calcext:value-type="float">
            <text:p>0,681130090909081</text:p>
          </table:table-cell>
          <table:table-cell office:value-type="float" office:value="0.700597206537794" calcext:value-type="float">
            <text:p>0,700597206537794</text:p>
          </table:table-cell>
          <table:table-cell office:value-type="float" office:value="0.720695891775216" calcext:value-type="float">
            <text:p>0,720695891775216</text:p>
          </table:table-cell>
          <table:table-cell office:value-type="float" office:value="0.722498044329126" calcext:value-type="float">
            <text:p>0,722498044329126</text:p>
          </table:table-cell>
          <table:table-cell office:value-type="float" office:value="0.731177418794193" calcext:value-type="float">
            <text:p>0,731177418794193</text:p>
          </table:table-cell>
          <table:table-cell office:value-type="float" office:value="0.73153191318021" calcext:value-type="float">
            <text:p>0,73153191318021</text:p>
          </table:table-cell>
          <table:table-cell office:value-type="float" office:value="0.736815876896111" calcext:value-type="float">
            <text:p>0,736815876896111</text:p>
          </table:table-cell>
          <table:table-cell office:value-type="float" office:value="0.734848551802382" calcext:value-type="float">
            <text:p>0,734848551802382</text:p>
          </table:table-cell>
          <table:table-cell office:value-type="float" office:value="0.734907943182039" calcext:value-type="float">
            <text:p>0,734907943182039</text:p>
          </table:table-cell>
          <table:table-cell office:value-type="string" calcext:value-type="string">
            <text:p>0,7333550,6255525241</text:p>
          </table:table-cell>
          <table:table-cell office:value-type="float" office:value="0.73317634993438" calcext:value-type="float">
            <text:p>0,73317634993438</text:p>
          </table:table-cell>
          <table:table-cell office:value-type="float" office:value="0.732048350528087" calcext:value-type="float">
            <text:p>0,732048350528087</text:p>
          </table:table-cell>
          <table:table-cell office:value-type="float" office:value="0.730755986290853" calcext:value-type="float">
            <text:p>0,730755986290853</text:p>
          </table:table-cell>
          <table:table-cell office:value-type="float" office:value="0.730694385142597" calcext:value-type="float">
            <text:p>0,730694385142597</text:p>
          </table:table-cell>
          <table:table-cell office:value-type="float" office:value="0.728767640399815" calcext:value-type="float">
            <text:p>0,728767640399815</text:p>
          </table:table-cell>
          <table:table-cell office:value-type="float" office:value="0.727551766227607" calcext:value-type="float">
            <text:p>0,727551766227607</text:p>
          </table:table-cell>
          <table:table-cell office:value-type="float" office:value="0.726037026451307" calcext:value-type="float">
            <text:p>0,726037026451307</text:p>
          </table:table-cell>
          <table:table-cell office:value-type="float" office:value="0.72818178569393" calcext:value-type="float">
            <text:p>0,72818178569393</text:p>
          </table:table-cell>
          <table:table-cell office:value-type="float" office:value="0.731812206315334" calcext:value-type="float">
            <text:p>0,731812206315334</text:p>
          </table:table-cell>
          <table:table-cell office:value-type="float" office:value="0.732109226676861" calcext:value-type="float">
            <text:p>0,732109226676861</text:p>
          </table:table-cell>
          <table:table-cell office:value-type="float" office:value="0.734628319713748" calcext:value-type="float">
            <text:p>0,734628319713748</text:p>
          </table:table-cell>
          <table:table-cell office:value-type="float" office:value="0.734696320881045" calcext:value-type="float">
            <text:p>0,734696320881045</text:p>
          </table:table-cell>
          <table:table-cell office:value-type="float" office:value="0.736815876896111" calcext:value-type="float">
            <text:p>0,736815876896111</text:p>
          </table:table-cell>
          <table:table-cell office:value-type="float" office:value="0.735876465525515" calcext:value-type="float">
            <text:p>0,735876465525515</text:p>
          </table:table-cell>
          <table:table-cell office:value-type="float" office:value="0.735889361588218" calcext:value-type="float">
            <text:p>0,735889361588218</text:p>
          </table:table-cell>
          <table:table-cell office:value-type="float" office:value="0.735117071796002" calcext:value-type="float">
            <text:p>0,735117071796002</text:p>
          </table:table-cell>
          <table:table-cell office:value-type="float" office:value="0.735057063888774" calcext:value-type="float">
            <text:p>0,735057063888774</text:p>
          </table:table-cell>
          <table:table-cell office:value-type="float" office:value="0.734449132159636" calcext:value-type="float">
            <text:p>0,734449132159636</text:p>
          </table:table-cell>
          <table:table-cell office:value-type="float" office:value="0.733779800491549" calcext:value-type="float">
            <text:p>0,733779800491549</text:p>
          </table:table-cell>
          <table:table-cell office:value-type="float" office:value="0.733748432775955" calcext:value-type="float">
            <text:p>0,733748432775955</text:p>
          </table:table-cell>
          <table:table-cell office:value-type="float" office:value="0.732659227935982" calcext:value-type="float">
            <text:p>0,732659227935982</text:p>
          </table:table-cell>
          <table:table-cell office:value-type="float" office:value="0.731989342334793" calcext:value-type="float">
            <text:p>0,731989342334793</text:p>
          </table:table-cell>
          <table:table-cell office:value-type="float" office:value="0.731117240476538" calcext:value-type="float">
            <text:p>0,731117240476538</text:p>
          </table:table-cell>
          <table:table-cell office:value-type="float" office:value="0.732104064124468" calcext:value-type="float">
            <text:p>0,732104064124468</text:p>
          </table:table-cell>
          <table:table-cell office:value-type="float" office:value="0.733943197375759" calcext:value-type="float">
            <text:p>0,733943197375759</text:p>
          </table:table-cell>
          <table:table-cell office:value-type="float" office:value="0.734059430339381" calcext:value-type="float">
            <text:p>0,734059430339381</text:p>
          </table:table-cell>
          <table:table-cell office:value-type="float" office:value="0.735464225003248" calcext:value-type="float">
            <text:p>0,735464225003248</text:p>
          </table:table-cell>
          <table:table-cell office:value-type="float" office:value="0.735491694221981" calcext:value-type="float">
            <text:p>0,735491694221981</text:p>
          </table:table-cell>
          <table:table-cell office:value-type="float" office:value="0.736815876896111" calcext:value-type="float">
            <text:p>0,736815876896111</text:p>
          </table:table-cell>
          <table:table-cell office:value-type="float" office:value="0.736200942940424" calcext:value-type="float">
            <text:p>0,736200942940424</text:p>
          </table:table-cell>
          <table:table-cell office:value-type="float" office:value="0.736206005295334" calcext:value-type="float">
            <text:p>0,736206005295334</text:p>
          </table:table-cell>
        </table:table-row>
        <table:table-row table:style-name="ro1">
          <table:table-cell office:value-type="string" calcext:value-type="string">
            <text:p>Kyber768: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672078645923478" calcext:value-type="float">
            <text:p>0,672078645923478</text:p>
          </table:table-cell>
          <table:table-cell office:value-type="float" office:value="0.66718650013879" calcext:value-type="float">
            <text:p>0,66718650013879</text:p>
          </table:table-cell>
          <table:table-cell office:value-type="float" office:value="0.671095719488369" calcext:value-type="float">
            <text:p>0,671095719488369</text:p>
          </table:table-cell>
          <table:table-cell office:value-type="float" office:value="0.675530990684237" calcext:value-type="float">
            <text:p>0,675530990684237</text:p>
          </table:table-cell>
          <table:table-cell office:value-type="float" office:value="0.674409244277725" calcext:value-type="float">
            <text:p>0,674409244277725</text:p>
          </table:table-cell>
          <table:table-cell office:value-type="float" office:value="0.678011402979739" calcext:value-type="float">
            <text:p>0,678011402979739</text:p>
          </table:table-cell>
          <table:table-cell office:value-type="float" office:value="0.677697460986916" calcext:value-type="float">
            <text:p>0,677697460986916</text:p>
          </table:table-cell>
          <table:table-cell office:value-type="float" office:value="0.674753856916384" calcext:value-type="float">
            <text:p>0,674753856916384</text:p>
          </table:table-cell>
          <table:table-cell office:value-type="float" office:value="0.672844272823179" calcext:value-type="float">
            <text:p>0,672844272823179</text:p>
          </table:table-cell>
          <table:table-cell office:value-type="float" office:value="0.691170108599334" calcext:value-type="float">
            <text:p>0,691170108599334</text:p>
          </table:table-cell>
          <table:table-cell office:value-type="float" office:value="0.714045137375357" calcext:value-type="float">
            <text:p>0,714045137375357</text:p>
          </table:table-cell>
          <table:table-cell office:value-type="float" office:value="0.716643777914501" calcext:value-type="float">
            <text:p>0,716643777914501</text:p>
          </table:table-cell>
          <table:table-cell office:value-type="float" office:value="0.727487189907616" calcext:value-type="float">
            <text:p>0,727487189907616</text:p>
          </table:table-cell>
          <table:table-cell office:value-type="float" office:value="0.728399646722248" calcext:value-type="float">
            <text:p>0,728399646722248</text:p>
          </table:table-cell>
          <table:table-cell office:value-type="float" office:value="0.7345932275282" calcext:value-type="float">
            <text:p>0,7345932275282</text:p>
          </table:table-cell>
          <table:table-cell office:value-type="float" office:value="0.73213096743003" calcext:value-type="float">
            <text:p>0,73213096743003</text:p>
          </table:table-cell>
          <table:table-cell office:value-type="float" office:value="0.732644262239493" calcext:value-type="float">
            <text:p>0,732644262239493</text:p>
          </table:table-cell>
          <table:table-cell office:value-type="float" office:value="0.730085363417144" calcext:value-type="float">
            <text:p>0,730085363417144</text:p>
          </table:table-cell>
          <table:table-cell office:value-type="float" office:value="0.730249604731497" calcext:value-type="float">
            <text:p>0,730249604731497</text:p>
          </table:table-cell>
          <table:table-cell office:value-type="float" office:value="0.72877260073932" calcext:value-type="float">
            <text:p>0,72877260073932</text:p>
          </table:table-cell>
          <table:table-cell office:value-type="float" office:value="0.727146873897619" calcext:value-type="float">
            <text:p>0,727146873897619</text:p>
          </table:table-cell>
          <table:table-cell office:value-type="float" office:value="0.727396260460666" calcext:value-type="float">
            <text:p>0,727396260460666</text:p>
          </table:table-cell>
          <table:table-cell office:value-type="float" office:value="0.725938382792266" calcext:value-type="float">
            <text:p>0,725938382792266</text:p>
          </table:table-cell>
          <table:table-cell office:value-type="float" office:value="0.723836168860605" calcext:value-type="float">
            <text:p>0,723836168860605</text:p>
          </table:table-cell>
          <table:table-cell office:value-type="float" office:value="0.722049221612604" calcext:value-type="float">
            <text:p>0,722049221612604</text:p>
          </table:table-cell>
          <table:table-cell office:value-type="float" office:value="0.723593334320021" calcext:value-type="float">
            <text:p>0,723593334320021</text:p>
          </table:table-cell>
          <table:table-cell office:value-type="float" office:value="0.727812710740949" calcext:value-type="float">
            <text:p>0,727812710740949</text:p>
          </table:table-cell>
          <table:table-cell office:value-type="float" office:value="0.728418532459029" calcext:value-type="float">
            <text:p>0,728418532459029</text:p>
          </table:table-cell>
          <table:table-cell office:value-type="float" office:value="0.731737353982965" calcext:value-type="float">
            <text:p>0,731737353982965</text:p>
          </table:table-cell>
          <table:table-cell office:value-type="float" office:value="0.732066110003092" calcext:value-type="float">
            <text:p>0,732066110003092</text:p>
          </table:table-cell>
          <table:table-cell office:value-type="float" office:value="0.7345932275282" calcext:value-type="float">
            <text:p>0,7345932275282</text:p>
          </table:table-cell>
          <table:table-cell office:value-type="float" office:value="0.733401963283059" calcext:value-type="float">
            <text:p>0,733401963283059</text:p>
          </table:table-cell>
          <table:table-cell office:value-type="float" office:value="0.733650248571895" calcext:value-type="float">
            <text:p>0,733650248571895</text:p>
          </table:table-cell>
          <table:table-cell office:value-type="float" office:value="0.732319599487574" calcext:value-type="float">
            <text:p>0,732319599487574</text:p>
          </table:table-cell>
          <table:table-cell office:value-type="float" office:value="0.732461937305192" calcext:value-type="float">
            <text:p>0,732461937305192</text:p>
          </table:table-cell>
          <table:table-cell office:value-type="float" office:value="0.731644861975237" calcext:value-type="float">
            <text:p>0,731644861975237</text:p>
          </table:table-cell>
          <table:table-cell office:value-type="float" office:value="0.730772176120821" calcext:value-type="float">
            <text:p>0,730772176120821</text:p>
          </table:table-cell>
          <table:table-cell office:value-type="float" office:value="0.730930766781775" calcext:value-type="float">
            <text:p>0,730930766781775</text:p>
          </table:table-cell>
          <table:table-cell office:value-type="float" office:value="0.7301025072757" calcext:value-type="float">
            <text:p>0,7301025072757</text:p>
          </table:table-cell>
          <table:table-cell office:value-type="float" office:value="0.728885146989991" calcext:value-type="float">
            <text:p>0,728885146989991</text:p>
          </table:table-cell>
          <table:table-cell office:value-type="float" office:value="0.727833403482889" calcext:value-type="float">
            <text:p>0,727833403482889</text:p>
          </table:table-cell>
          <table:table-cell office:value-type="float" office:value="0.72843123075898" calcext:value-type="float">
            <text:p>0,72843123075898</text:p>
          </table:table-cell>
          <table:table-cell office:value-type="float" office:value="0.730600699036904" calcext:value-type="float">
            <text:p>0,730600699036904</text:p>
          </table:table-cell>
          <table:table-cell office:value-type="float" office:value="0.730907146410685" calcext:value-type="float">
            <text:p>0,730907146410685</text:p>
          </table:table-cell>
          <table:table-cell office:value-type="float" office:value="0.732808802175729" calcext:value-type="float">
            <text:p>0,732808802175729</text:p>
          </table:table-cell>
          <table:table-cell office:value-type="float" office:value="0.733006434447808" calcext:value-type="float">
            <text:p>0,733006434447808</text:p>
          </table:table-cell>
          <table:table-cell office:value-type="float" office:value="0.7345932275282" calcext:value-type="float">
            <text:p>0,7345932275282</text:p>
          </table:table-cell>
          <table:table-cell office:value-type="float" office:value="0.733809406730226" calcext:value-type="float">
            <text:p>0,733809406730226</text:p>
          </table:table-cell>
          <table:table-cell office:value-type="float" office:value="0.733973428335839" calcext:value-type="float">
            <text:p>0,733973428335839</text:p>
          </table:table-cell>
        </table:table-row>
        <table:table-row table:style-name="ro1">
          <table:table-cell office:value-type="string" calcext:value-type="string">
            <text:p>Classic-McEliece-6960119:</text:p>
          </table:table-cell>
          <table:table-cell office:value-type="string" calcext:value-type="string">
            <text:p>0,60150,625</text:p>
          </table:table-cell>
          <table:table-cell office:value-type="float" office:value="0.677286979256811" calcext:value-type="float">
            <text:p>0,677286979256811</text:p>
          </table:table-cell>
          <table:table-cell office:value-type="float" office:value="0.66718650013879" calcext:value-type="float">
            <text:p>0,66718650013879</text:p>
          </table:table-cell>
          <table:table-cell office:value-type="float" office:value="0.676304052821703" calcext:value-type="float">
            <text:p>0,676304052821703</text:p>
          </table:table-cell>
          <table:table-cell office:value-type="float" office:value="0.677484115684237" calcext:value-type="float">
            <text:p>0,677484115684237</text:p>
          </table:table-cell>
          <table:table-cell office:value-type="float" office:value="0.671589212657071" calcext:value-type="float">
            <text:p>0,671589212657071</text:p>
          </table:table-cell>
          <table:table-cell office:value-type="float" office:value="0.678288646960963" calcext:value-type="float">
            <text:p>0,678288646960963</text:p>
          </table:table-cell>
          <table:table-cell office:value-type="float" office:value="0.676555553216549" calcext:value-type="float">
            <text:p>0,676555553216549</text:p>
          </table:table-cell>
          <table:table-cell office:value-type="float" office:value="0.674286879337093" calcext:value-type="float">
            <text:p>0,674286879337093</text:p>
          </table:table-cell>
          <table:table-cell office:value-type="float" office:value="0.671418076569612" calcext:value-type="float">
            <text:p>0,671418076569612</text:p>
          </table:table-cell>
          <table:table-cell office:value-type="float" office:value="0.69025066493368" calcext:value-type="float">
            <text:p>0,69025066493368</text:p>
          </table:table-cell>
          <table:table-cell office:value-type="float" office:value="0.714631524750982" calcext:value-type="float">
            <text:p>0,714631524750982</text:p>
          </table:table-cell>
          <table:table-cell office:value-type="float" office:value="0.718856573119662" calcext:value-type="float">
            <text:p>0,718856573119662</text:p>
          </table:table-cell>
          <table:table-cell office:value-type="float" office:value="0.730467300931871" calcext:value-type="float">
            <text:p>0,730467300931871</text:p>
          </table:table-cell>
          <table:table-cell office:value-type="float" office:value="0.732741451765271" calcext:value-type="float">
            <text:p>0,732741451765271</text:p>
          </table:table-cell>
          <table:table-cell office:value-type="float" office:value="0.739351293367857" calcext:value-type="float">
            <text:p>0,739351293367857</text:p>
          </table:table-cell>
          <table:table-cell office:value-type="float" office:value="0.735986164551984" calcext:value-type="float">
            <text:p>0,735986164551984</text:p>
          </table:table-cell>
          <table:table-cell office:value-type="float" office:value="0.737618302115195" calcext:value-type="float">
            <text:p>0,737618302115195</text:p>
          </table:table-cell>
          <table:table-cell office:value-type="float" office:value="0.73423049660685" calcext:value-type="float">
            <text:p>0,73423049660685</text:p>
          </table:table-cell>
          <table:table-cell office:value-type="float" office:value="0.735380102589238" calcext:value-type="float">
            <text:p>0,735380102589238</text:p>
          </table:table-cell>
          <table:table-cell office:value-type="float" office:value="0.733138455114017" calcext:value-type="float">
            <text:p>0,733138455114017</text:p>
          </table:table-cell>
          <table:table-cell office:value-type="float" office:value="0.730157386236309" calcext:value-type="float">
            <text:p>0,730157386236309</text:p>
          </table:table-cell>
          <table:table-cell office:value-type="float" office:value="0.731276826475074" calcext:value-type="float">
            <text:p>0,731276826475074</text:p>
          </table:table-cell>
          <table:table-cell office:value-type="float" office:value="0.729195222065497" calcext:value-type="float">
            <text:p>0,729195222065497</text:p>
          </table:table-cell>
          <table:table-cell office:value-type="float" office:value="0.727105174048179" calcext:value-type="float">
            <text:p>0,727105174048179</text:p>
          </table:table-cell>
          <table:table-cell office:value-type="float" office:value="0.724783347762689" calcext:value-type="float">
            <text:p>0,724783347762689</text:p>
          </table:table-cell>
          <table:table-cell office:value-type="float" office:value="0.726237227095582" calcext:value-type="float">
            <text:p>0,726237227095582</text:p>
          </table:table-cell>
          <table:table-cell office:value-type="float" office:value="0.730792821765205" calcext:value-type="float">
            <text:p>0,730792821765205</text:p>
          </table:table-cell>
          <table:table-cell office:value-type="float" office:value="0.7320985176544" calcext:value-type="float">
            <text:p>0,7320985176544</text:p>
          </table:table-cell>
          <table:table-cell office:value-type="float" office:value="0.735666783991739" calcext:value-type="float">
            <text:p>0,735666783991739</text:p>
          </table:table-cell>
          <table:table-cell office:value-type="float" office:value="0.736640664008897" calcext:value-type="float">
            <text:p>0,736640664008897</text:p>
          </table:table-cell>
          <table:table-cell office:value-type="float" office:value="0.739351293367857" calcext:value-type="float">
            <text:p>0,739351293367857</text:p>
          </table:table-cell>
          <table:table-cell office:value-type="float" office:value="0.737692030729268" calcext:value-type="float">
            <text:p>0,737692030729268</text:p>
          </table:table-cell>
          <table:table-cell office:value-type="float" office:value="0.738525345793352" calcext:value-type="float">
            <text:p>0,738525345793352</text:p>
          </table:table-cell>
          <table:table-cell office:value-type="float" office:value="0.736747365550433" calcext:value-type="float">
            <text:p>0,736747365550433</text:p>
          </table:table-cell>
          <table:table-cell office:value-type="float" office:value="0.737435977180894" calcext:value-type="float">
            <text:p>0,737435977180894</text:p>
          </table:table-cell>
          <table:table-cell office:value-type="float" office:value="0.736190748389345" calcext:value-type="float">
            <text:p>0,736190748389345</text:p>
          </table:table-cell>
          <table:table-cell office:value-type="float" office:value="0.734529181639979" calcext:value-type="float">
            <text:p>0,734529181639979</text:p>
          </table:table-cell>
          <table:table-cell office:value-type="float" office:value="0.735196551260907" calcext:value-type="float">
            <text:p>0,735196551260907</text:p>
          </table:table-cell>
          <table:table-cell office:value-type="float" office:value="0.733987088716122" calcext:value-type="float">
            <text:p>0,733987088716122</text:p>
          </table:table-cell>
          <table:table-cell office:value-type="float" office:value="0.732763996972237" calcext:value-type="float">
            <text:p>0,732763996972237</text:p>
          </table:table-cell>
          <table:table-cell office:value-type="float" office:value="0.731364916888036" calcext:value-type="float">
            <text:p>0,731364916888036</text:p>
          </table:table-cell>
          <table:table-cell office:value-type="float" office:value="0.731882361602732" calcext:value-type="float">
            <text:p>0,731882361602732</text:p>
          </table:table-cell>
          <table:table-cell office:value-type="float" office:value="0.734228379654131" calcext:value-type="float">
            <text:p>0,734228379654131</text:p>
          </table:table-cell>
          <table:table-cell office:value-type="float" office:value="0.734980507469525" calcext:value-type="float">
            <text:p>0,734980507469525</text:p>
          </table:table-cell>
          <table:table-cell office:value-type="float" office:value="0.737026635761745" calcext:value-type="float">
            <text:p>0,737026635761745</text:p>
          </table:table-cell>
          <table:table-cell office:value-type="float" office:value="0.737647008856903" calcext:value-type="float">
            <text:p>0,737647008856903</text:p>
          </table:table-cell>
          <table:table-cell office:value-type="float" office:value="0.739351293367857" calcext:value-type="float">
            <text:p>0,739351293367857</text:p>
          </table:table-cell>
          <table:table-cell office:value-type="float" office:value="0.738251610944491" calcext:value-type="float">
            <text:p>0,738251610944491</text:p>
          </table:table-cell>
          <table:table-cell office:value-type="float" office:value="0.738811719980712" calcext:value-type="float">
            <text:p>0,738811719980712</text:p>
          </table:table-cell>
        </table:table-row>
      </table:table>
      <table:table table:name="Sheet2" table:style-name="ta1">
        <table:shapes>
          <draw:frame draw:z-index="0" draw:style-name="gr1" draw:text-style-name="P1" svg:width="27.701cm" svg:height="8.994cm" svg:x="119.756cm" svg:y="2.129cm">
            <draw:object draw:notify-on-update-of-ranges="Sheet2.B1:Sheet2.BM1 Sheet2.A2:Sheet2.A2 Sheet2.B2:Sheet2.BM2 Sheet2.A3:Sheet2.A3 Sheet2.B3:Sheet2.BM3 Sheet2.A4:Sheet2.A4 Sheet2.B4:Sheet2.BM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5" table:default-cell-style-name="Default"/>
        <table:table-row table:style-name="ro1">
          <table:table-cell office:value-type="string" calcext:value-type="string">
            <text:p>Alg,/Messag,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m48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m51</text:p>
          </table:table-cell>
          <table:table-cell office:value-type="string" calcext:value-type="string">
            <text:p>m52</text:p>
          </table:table-cell>
          <table:table-cell office:value-type="string" calcext:value-type="string">
            <text:p>m53</text:p>
          </table:table-cell>
          <table:table-cell office:value-type="string" calcext:value-type="string">
            <text:p>m54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m56</text:p>
          </table:table-cell>
          <table:table-cell office:value-type="string" calcext:value-type="string">
            <text:p>m57</text:p>
          </table:table-cell>
          <table:table-cell office:value-type="string" calcext:value-type="string">
            <text:p>m58</text:p>
          </table:table-cell>
          <table:table-cell office:value-type="string" calcext:value-type="string">
            <text:p>m59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m62</text:p>
          </table:table-cell>
          <table:table-cell office:value-type="string" calcext:value-type="string">
            <text:p>m63</text:p>
          </table:table-cell>
          <table:table-cell office:value-type="string" calcext:value-type="string">
            <text:p>m64</text:p>
          </table:table-cell>
        </table:table-row>
        <table:table-row table:style-name="ro1">
          <table:table-cell office:value-type="string" calcext:value-type="string">
            <text:p>BIKE-L3: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672078645923478" calcext:value-type="float">
            <text:p>0,672078645923478</text:p>
          </table:table-cell>
          <table:table-cell office:value-type="float" office:value="0.67031150013879" calcext:value-type="float">
            <text:p>0,67031150013879</text:p>
          </table:table-cell>
          <table:table-cell office:value-type="float" office:value="0.674682812590145" calcext:value-type="float">
            <text:p>0,674682812590145</text:p>
          </table:table-cell>
          <table:table-cell office:value-type="float" office:value="0.678221310510569" calcext:value-type="float">
            <text:p>0,678221310510569</text:p>
          </table:table-cell>
          <table:table-cell office:value-type="float" office:value="0.673741468518136" calcext:value-type="float">
            <text:p>0,673741468518136</text:p>
          </table:table-cell>
          <table:table-cell office:value-type="float" office:value="0.677752505269085" calcext:value-type="float">
            <text:p>0,677752505269085</text:p>
          </table:table-cell>
          <table:table-cell office:value-type="float" office:value="0.675353630139626" calcext:value-type="float">
            <text:p>0,675353630139626</text:p>
          </table:table-cell>
          <table:table-cell office:value-type="float" office:value="0.674286879337093" calcext:value-type="float">
            <text:p>0,674286879337093</text:p>
          </table:table-cell>
          <table:table-cell office:value-type="float" office:value="0.672337194216671" calcext:value-type="float">
            <text:p>0,672337194216671</text:p>
          </table:table-cell>
          <table:table-cell office:value-type="float" office:value="0.690578897336889" calcext:value-type="float">
            <text:p>0,690578897336889</text:p>
          </table:table-cell>
          <table:table-cell office:value-type="float" office:value="0.709198214388823" calcext:value-type="float">
            <text:p>0,709198214388823</text:p>
          </table:table-cell>
          <table:table-cell office:value-type="float" office:value="0.712176847437084" calcext:value-type="float">
            <text:p>0,712176847437084</text:p>
          </table:table-cell>
          <table:table-cell office:value-type="float" office:value="0.721058553501031" calcext:value-type="float">
            <text:p>0,721058553501031</text:p>
          </table:table-cell>
          <table:table-cell office:value-type="float" office:value="0.722392124033437" calcext:value-type="float">
            <text:p>0,722392124033437</text:p>
          </table:table-cell>
          <table:table-cell office:value-type="float" office:value="0.727309044318049" calcext:value-type="float">
            <text:p>0,727309044318049</text:p>
          </table:table-cell>
          <table:table-cell office:value-type="float" office:value="0.725028696644378" calcext:value-type="float">
            <text:p>0,725028696644378</text:p>
          </table:table-cell>
          <table:table-cell office:value-type="float" office:value="0.725929708638425" calcext:value-type="float">
            <text:p>0,725929708638425</text:p>
          </table:table-cell>
          <table:table-cell office:value-type="float" office:value="0.724097541676631" calcext:value-type="float">
            <text:p>0,724097541676631</text:p>
          </table:table-cell>
          <table:table-cell office:value-type="float" office:value="0.724609156831206" calcext:value-type="float">
            <text:p>0,724609156831206</text:p>
          </table:table-cell>
          <table:table-cell office:value-type="float" office:value="0.723229510888287" calcext:value-type="float">
            <text:p>0,723229510888287</text:p>
          </table:table-cell>
          <table:table-cell office:value-type="float" office:value="0.721053040377536" calcext:value-type="float">
            <text:p>0,721053040377536</text:p>
          </table:table-cell>
          <table:table-cell office:value-type="float" office:value="0.721593620965281" calcext:value-type="float">
            <text:p>0,721593620965281</text:p>
          </table:table-cell>
          <table:table-cell office:value-type="float" office:value="0.719707090622656" calcext:value-type="float">
            <text:p>0,719707090622656</text:p>
          </table:table-cell>
          <table:table-cell office:value-type="float" office:value="0.717948998520248" calcext:value-type="float">
            <text:p>0,717948998520248</text:p>
          </table:table-cell>
          <table:table-cell office:value-type="float" office:value="0.716273580670788" calcext:value-type="float">
            <text:p>0,716273580670788</text:p>
          </table:table-cell>
          <table:table-cell office:value-type="float" office:value="0.718036232893487" calcext:value-type="float">
            <text:p>0,718036232893487</text:p>
          </table:table-cell>
          <table:table-cell office:value-type="float" office:value="0.721384074334365" calcext:value-type="float">
            <text:p>0,721384074334365</text:p>
          </table:table-cell>
          <table:table-cell office:value-type="float" office:value="0.722208194163992" calcext:value-type="float">
            <text:p>0,722208194163992</text:p>
          </table:table-cell>
          <table:table-cell office:value-type="float" office:value="0.724821804203023" calcext:value-type="float">
            <text:p>0,724821804203023</text:p>
          </table:table-cell>
          <table:table-cell office:value-type="float" office:value="0.725369237546016" calcext:value-type="float">
            <text:p>0,725369237546016</text:p>
          </table:table-cell>
          <table:table-cell office:value-type="float" office:value="0.727309044318049" calcext:value-type="float">
            <text:p>0,727309044318049</text:p>
          </table:table-cell>
          <table:table-cell office:value-type="float" office:value="0.726208510840125" calcext:value-type="float">
            <text:p>0,726208510840125</text:p>
          </table:table-cell>
          <table:table-cell office:value-type="float" office:value="0.726664441412553" calcext:value-type="float">
            <text:p>0,726664441412553</text:p>
          </table:table-cell>
          <table:table-cell office:value-type="float" office:value="0.725740321284723" calcext:value-type="float">
            <text:p>0,725740321284723</text:p>
          </table:table-cell>
          <table:table-cell office:value-type="float" office:value="0.72607882934516" calcext:value-type="float">
            <text:p>0,72607882934516</text:p>
          </table:table-cell>
          <table:table-cell office:value-type="float" office:value="0.725327583206521" calcext:value-type="float">
            <text:p>0,725327583206521</text:p>
          </table:table-cell>
          <table:table-cell office:value-type="float" office:value="0.724149986088502" calcext:value-type="float">
            <text:p>0,724149986088502</text:p>
          </table:table-cell>
          <table:table-cell office:value-type="float" office:value="0.724486308064155" calcext:value-type="float">
            <text:p>0,724486308064155</text:p>
          </table:table-cell>
          <table:table-cell office:value-type="float" office:value="0.723414464420374" calcext:value-type="float">
            <text:p>0,723414464420374</text:p>
          </table:table-cell>
          <table:table-cell office:value-type="float" office:value="0.722388278068844" calcext:value-type="float">
            <text:p>0,722388278068844</text:p>
          </table:table-cell>
          <table:table-cell office:value-type="float" office:value="0.72140710903027" calcext:value-type="float">
            <text:p>0,72140710903027</text:p>
          </table:table-cell>
          <table:table-cell office:value-type="float" office:value="0.722149948960322" calcext:value-type="float">
            <text:p>0,722149948960322</text:p>
          </table:table-cell>
          <table:table-cell office:value-type="float" office:value="0.72383220944419" calcext:value-type="float">
            <text:p>0,72383220944419</text:p>
          </table:table-cell>
          <table:table-cell office:value-type="float" office:value="0.724286320188952" calcext:value-type="float">
            <text:p>0,724286320188952</text:p>
          </table:table-cell>
          <table:table-cell office:value-type="float" office:value="0.725759180690186" calcext:value-type="float">
            <text:p>0,725759180690186</text:p>
          </table:table-cell>
          <table:table-cell office:value-type="float" office:value="0.726103808134844" calcext:value-type="float">
            <text:p>0,726103808134844</text:p>
          </table:table-cell>
          <table:table-cell office:value-type="float" office:value="0.727309044318049" calcext:value-type="float">
            <text:p>0,727309044318049</text:p>
          </table:table-cell>
          <table:table-cell office:value-type="float" office:value="0.726585628226116" calcext:value-type="float">
            <text:p>0,726585628226116</text:p>
          </table:table-cell>
          <table:table-cell office:value-type="float" office:value="0.726891381350733" calcext:value-type="float">
            <text:p>0,726891381350733</text:p>
          </table:table-cell>
          <table:table-cell office:value-type="float" office:value="0.726276849298717" calcext:value-type="float">
            <text:p>0,726276849298717</text:p>
          </table:table-cell>
          <table:table-cell office:value-type="float" office:value="0.726526699947932" calcext:value-type="float">
            <text:p>0,726526699947932</text:p>
          </table:table-cell>
          <table:table-cell office:value-type="float" office:value="0.726014663589156" calcext:value-type="float">
            <text:p>0,726014663589156</text:p>
          </table:table-cell>
          <table:table-cell office:value-type="float" office:value="0.725214053287641" calcext:value-type="float">
            <text:p>0,725214053287641</text:p>
          </table:table-cell>
          <table:table-cell office:value-type="float" office:value="0.725460360097165" calcext:value-type="float">
            <text:p>0,725460360097165</text:p>
          </table:table-cell>
          <table:table-cell office:value-type="float" office:value="0.724719540691782" calcext:value-type="float">
            <text:p>0,724719540691782</text:p>
          </table:table-cell>
          <table:table-cell office:value-type="float" office:value="0.724005032895019" calcext:value-type="float">
            <text:p>0,724005032895019</text:p>
          </table:table-cell>
          <table:table-cell office:value-type="float" office:value="0.72332298548741" calcext:value-type="float">
            <text:p>0,72332298548741</text:p>
          </table:table-cell>
          <table:table-cell office:value-type="float" office:value="0.723762978418766" calcext:value-type="float">
            <text:p>0,723762978418766</text:p>
          </table:table-cell>
          <table:table-cell office:value-type="float" office:value="0.724859352073403" calcext:value-type="float">
            <text:p>0,724859352073403</text:p>
          </table:table-cell>
          <table:table-cell office:value-type="float" office:value="0.725169096665011" calcext:value-type="float">
            <text:p>0,725169096665011</text:p>
          </table:table-cell>
          <table:table-cell office:value-type="float" office:value="0.726184615192325" calcext:value-type="float">
            <text:p>0,726184615192325</text:p>
          </table:table-cell>
          <table:table-cell office:value-type="float" office:value="0.726436116719806" calcext:value-type="float">
            <text:p>0,726436116719806</text:p>
          </table:table-cell>
          <table:table-cell office:value-type="float" office:value="0.727309044318049" calcext:value-type="float">
            <text:p>0,727309044318049</text:p>
          </table:table-cell>
        </table:table-row>
        <table:table-row table:style-name="ro1">
          <table:table-cell office:value-type="string" calcext:value-type="string">
            <text:p>Kyber768:</text:p>
          </table:table-cell>
          <table:table-cell office:value-type="float" office:value="0.6171875" calcext:value-type="float">
            <text:p>0,6171875</text:p>
          </table:table-cell>
          <table:table-cell office:value-type="float" office:value="0.682495312590145" calcext:value-type="float">
            <text:p>0,682495312590145</text:p>
          </table:table-cell>
          <table:table-cell office:value-type="float" office:value="0.67968650013879" calcext:value-type="float">
            <text:p>0,67968650013879</text:p>
          </table:table-cell>
          <table:table-cell office:value-type="float" office:value="0.685099479256811" calcext:value-type="float">
            <text:p>0,685099479256811</text:p>
          </table:table-cell>
          <table:table-cell office:value-type="float" office:value="0.687986935510569" calcext:value-type="float">
            <text:p>0,687986935510569</text:p>
          </table:table-cell>
          <table:table-cell office:value-type="float" office:value="0.68593650013879" calcext:value-type="float">
            <text:p>0,68593650013879</text:p>
          </table:table-cell>
          <table:table-cell office:value-type="float" office:value="0.690259352196952" calcext:value-type="float">
            <text:p>0,690259352196952</text:p>
          </table:table-cell>
          <table:table-cell office:value-type="float" office:value="0.689263033401481" calcext:value-type="float">
            <text:p>0,689263033401481</text:p>
          </table:table-cell>
          <table:table-cell office:value-type="float" office:value="0.687509182434964" calcext:value-type="float">
            <text:p>0,687509182434964</text:p>
          </table:table-cell>
          <table:table-cell office:value-type="float" office:value="0.685018089457219" calcext:value-type="float">
            <text:p>0,685018089457219</text:p>
          </table:table-cell>
          <table:table-cell office:value-type="float" office:value="0.70341031694237" calcext:value-type="float">
            <text:p>0,70341031694237</text:p>
          </table:table-cell>
          <table:table-cell office:value-type="float" office:value="0.726153905925038" calcext:value-type="float">
            <text:p>0,726153905925038</text:p>
          </table:table-cell>
          <table:table-cell office:value-type="float" office:value="0.729460399560361" calcext:value-type="float">
            <text:p>0,729460399560361</text:p>
          </table:table-cell>
          <table:table-cell office:value-type="float" office:value="0.740592726345807" calcext:value-type="float">
            <text:p>0,740592726345807</text:p>
          </table:table-cell>
          <table:table-cell office:value-type="float" office:value="0.742120924226111" calcext:value-type="float">
            <text:p>0,742120924226111</text:p>
          </table:table-cell>
          <table:table-cell office:value-type="float" office:value="0.7486201733307" calcext:value-type="float">
            <text:p>0,7486201733307</text:p>
          </table:table-cell>
          <table:table-cell office:value-type="float" office:value="0.745578451693287" calcext:value-type="float">
            <text:p>0,745578451693287</text:p>
          </table:table-cell>
          <table:table-cell office:value-type="float" office:value="0.746611747100184" calcext:value-type="float">
            <text:p>0,746611747100184</text:p>
          </table:table-cell>
          <table:table-cell office:value-type="float" office:value="0.743725834604354" calcext:value-type="float">
            <text:p>0,743725834604354</text:p>
          </table:table-cell>
          <table:table-cell office:value-type="float" office:value="0.744348627724503" calcext:value-type="float">
            <text:p>0,744348627724503</text:p>
          </table:table-cell>
          <table:table-cell office:value-type="float" office:value="0.742410572610399" calcext:value-type="float">
            <text:p>0,742410572610399</text:p>
          </table:table-cell>
          <table:table-cell office:value-type="float" office:value="0.740380868026028" calcext:value-type="float">
            <text:p>0,740380868026028</text:p>
          </table:table-cell>
          <table:table-cell office:value-type="float" office:value="0.741001573677294" calcext:value-type="float">
            <text:p>0,741001573677294</text:p>
          </table:table-cell>
          <table:table-cell office:value-type="float" office:value="0.73917812865501" calcext:value-type="float">
            <text:p>0,73917812865501</text:p>
          </table:table-cell>
          <table:table-cell office:value-type="float" office:value="0.737323900059524" calcext:value-type="float">
            <text:p>0,737323900059524</text:p>
          </table:table-cell>
          <table:table-cell office:value-type="float" office:value="0.735218333601759" calcext:value-type="float">
            <text:p>0,735218333601759</text:p>
          </table:table-cell>
          <table:table-cell office:value-type="float" office:value="0.736556198219375" calcext:value-type="float">
            <text:p>0,736556198219375</text:p>
          </table:table-cell>
          <table:table-cell office:value-type="float" office:value="0.740918247179141" calcext:value-type="float">
            <text:p>0,740918247179141</text:p>
          </table:table-cell>
          <table:table-cell office:value-type="float" office:value="0.741850422190584" calcext:value-type="float">
            <text:p>0,741850422190584</text:p>
          </table:table-cell>
          <table:table-cell office:value-type="float" office:value="0.745316630577255" calcext:value-type="float">
            <text:p>0,745316630577255</text:p>
          </table:table-cell>
          <table:table-cell office:value-type="float" office:value="0.745947921257102" calcext:value-type="float">
            <text:p>0,745947921257102</text:p>
          </table:table-cell>
          <table:table-cell office:value-type="float" office:value="0.7486201733307" calcext:value-type="float">
            <text:p>0,7486201733307</text:p>
          </table:table-cell>
          <table:table-cell office:value-type="float" office:value="0.747126892349277" calcext:value-type="float">
            <text:p>0,747126892349277</text:p>
          </table:table-cell>
          <table:table-cell office:value-type="float" office:value="0.747652175029194" calcext:value-type="float">
            <text:p>0,747652175029194</text:p>
          </table:table-cell>
          <table:table-cell office:value-type="float" office:value="0.746128362834207" calcext:value-type="float">
            <text:p>0,746128362834207</text:p>
          </table:table-cell>
          <table:table-cell office:value-type="float" office:value="0.746529821256031" calcext:value-type="float">
            <text:p>0,746529821256031</text:p>
          </table:table-cell>
          <table:table-cell office:value-type="float" office:value="0.745446207777049" calcext:value-type="float">
            <text:p>0,745446207777049</text:p>
          </table:table-cell>
          <table:table-cell office:value-type="float" office:value="0.744326382033376" calcext:value-type="float">
            <text:p>0,744326382033376</text:p>
          </table:table-cell>
          <table:table-cell office:value-type="float" office:value="0.744714753163518" calcext:value-type="float">
            <text:p>0,744714753163518</text:p>
          </table:table-cell>
          <table:table-cell office:value-type="float" office:value="0.743653660540977" calcext:value-type="float">
            <text:p>0,743653660540977</text:p>
          </table:table-cell>
          <table:table-cell office:value-type="float" office:value="0.742571654933272" calcext:value-type="float">
            <text:p>0,742571654933272</text:p>
          </table:table-cell>
          <table:table-cell office:value-type="float" office:value="0.741306892011806" calcext:value-type="float">
            <text:p>0,741306892011806</text:p>
          </table:table-cell>
          <table:table-cell office:value-type="float" office:value="0.741758786575479" calcext:value-type="float">
            <text:p>0,741758786575479</text:p>
          </table:table-cell>
          <table:table-cell office:value-type="float" office:value="0.744024829907399" calcext:value-type="float">
            <text:p>0,744024829907399</text:p>
          </table:table-cell>
          <table:table-cell office:value-type="float" office:value="0.744542098610835" calcext:value-type="float">
            <text:p>0,744542098610835</text:p>
          </table:table-cell>
          <table:table-cell office:value-type="float" office:value="0.746540299026225" calcext:value-type="float">
            <text:p>0,746540299026225</text:p>
          </table:table-cell>
          <table:table-cell office:value-type="float" office:value="0.746938286256824" calcext:value-type="float">
            <text:p>0,746938286256824</text:p>
          </table:table-cell>
          <table:table-cell office:value-type="float" office:value="0.7486201733307" calcext:value-type="float">
            <text:p>0,7486201733307</text:p>
          </table:table-cell>
          <table:table-cell office:value-type="float" office:value="0.747632126366389" calcext:value-type="float">
            <text:p>0,747632126366389</text:p>
          </table:table-cell>
          <table:table-cell office:value-type="float" office:value="0.747984917924155" calcext:value-type="float">
            <text:p>0,747984917924155</text:p>
          </table:table-cell>
          <table:table-cell office:value-type="float" office:value="0.746951437571862" calcext:value-type="float">
            <text:p>0,746951437571862</text:p>
          </table:table-cell>
          <table:table-cell office:value-type="float" office:value="0.747245275801731" calcext:value-type="float">
            <text:p>0,747245275801731</text:p>
          </table:table-cell>
          <table:table-cell office:value-type="float" office:value="0.746497188201834" calcext:value-type="float">
            <text:p>0,746497188201834</text:p>
          </table:table-cell>
          <table:table-cell office:value-type="float" office:value="0.745729886449072" calcext:value-type="float">
            <text:p>0,745729886449072</text:p>
          </table:table-cell>
          <table:table-cell office:value-type="float" office:value="0.746014668311059" calcext:value-type="float">
            <text:p>0,746014668311059</text:p>
          </table:table-cell>
          <table:table-cell office:value-type="float" office:value="0.745273806813687" calcext:value-type="float">
            <text:p>0,745273806813687</text:p>
          </table:table-cell>
          <table:table-cell office:value-type="float" office:value="0.744519667672655" calcext:value-type="float">
            <text:p>0,744519667672655</text:p>
          </table:table-cell>
          <table:table-cell office:value-type="float" office:value="0.743626996630148" calcext:value-type="float">
            <text:p>0,743626996630148</text:p>
          </table:table-cell>
          <table:table-cell office:value-type="float" office:value="0.74384838260417" calcext:value-type="float">
            <text:p>0,74384838260417</text:p>
          </table:table-cell>
          <table:table-cell office:value-type="float" office:value="0.745354178447634" calcext:value-type="float">
            <text:p>0,745354178447634</text:p>
          </table:table-cell>
          <table:table-cell office:value-type="float" office:value="0.745708312395249" calcext:value-type="float">
            <text:p>0,745708312395249</text:p>
          </table:table-cell>
          <table:table-cell office:value-type="float" office:value="0.747103334169933" calcext:value-type="float">
            <text:p>0,747103334169933</text:p>
          </table:table-cell>
          <table:table-cell office:value-type="float" office:value="0.747393954338622" calcext:value-type="float">
            <text:p>0,747393954338622</text:p>
          </table:table-cell>
          <table:table-cell office:value-type="float" office:value="0.7486201733307" calcext:value-type="float">
            <text:p>0,7486201733307</text:p>
          </table:table-cell>
        </table:table-row>
        <table:table-row table:style-name="ro1">
          <table:table-cell office:value-type="string" calcext:value-type="string">
            <text:p>Classic-McEliece-6960119: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67011279305326" calcext:value-type="float">
            <text:p>0,67011279305326</text:p>
          </table:table-cell>
          <table:table-cell office:value-type="float" office:value="0.666616925175352" calcext:value-type="float">
            <text:p>0,666616925175352</text:p>
          </table:table-cell>
          <table:table-cell office:value-type="float" office:value="0.672716959719927" calcext:value-type="float">
            <text:p>0,672716959719927</text:p>
          </table:table-cell>
          <table:table-cell office:value-type="float" office:value="0.674954730463746" calcext:value-type="float">
            <text:p>0,674954730463746</text:p>
          </table:table-cell>
          <table:table-cell office:value-type="float" office:value="0.66963121466748" calcext:value-type="float">
            <text:p>0,66963121466748</text:p>
          </table:table-cell>
          <table:table-cell office:value-type="float" office:value="0.674248007878285" calcext:value-type="float">
            <text:p>0,674248007878285</text:p>
          </table:table-cell>
          <table:table-cell office:value-type="float" office:value="0.673459941501735" calcext:value-type="float">
            <text:p>0,673459941501735</text:p>
          </table:table-cell>
          <table:table-cell office:value-type="float" office:value="0.669839781749667" calcext:value-type="float">
            <text:p>0,669839781749667</text:p>
          </table:table-cell>
          <table:table-cell office:value-type="float" office:value="0.667819144933173" calcext:value-type="float">
            <text:p>0,667819144933173</text:p>
          </table:table-cell>
          <table:table-cell office:value-type="float" office:value="0.685856296347509" calcext:value-type="float">
            <text:p>0,685856296347509</text:p>
          </table:table-cell>
          <table:table-cell office:value-type="float" office:value="0.706483344856187" calcext:value-type="float">
            <text:p>0,706483344856187</text:p>
          </table:table-cell>
          <table:table-cell office:value-type="float" office:value="0.709458128271843" calcext:value-type="float">
            <text:p>0,709458128271843</text:p>
          </table:table-cell>
          <table:table-cell office:value-type="float" office:value="0.719917493527067" calcext:value-type="float">
            <text:p>0,719917493527067</text:p>
          </table:table-cell>
          <table:table-cell office:value-type="float" office:value="0.721278920068447" calcext:value-type="float">
            <text:p>0,721278920068447</text:p>
          </table:table-cell>
          <table:table-cell office:value-type="float" office:value="0.727362697009792" calcext:value-type="float">
            <text:p>0,727362697009792</text:p>
          </table:table-cell>
          <table:table-cell office:value-type="float" office:value="0.724788785327377" calcext:value-type="float">
            <text:p>0,724788785327377</text:p>
          </table:table-cell>
          <table:table-cell office:value-type="float" office:value="0.725688909294747" calcext:value-type="float">
            <text:p>0,725688909294747</text:p>
          </table:table-cell>
          <table:table-cell office:value-type="float" office:value="0.723589327161273" calcext:value-type="float">
            <text:p>0,723589327161273</text:p>
          </table:table-cell>
          <table:table-cell office:value-type="float" office:value="0.724145859210527" calcext:value-type="float">
            <text:p>0,724145859210527</text:p>
          </table:table-cell>
          <table:table-cell office:value-type="float" office:value="0.722518739901432" calcext:value-type="float">
            <text:p>0,722518739901432</text:p>
          </table:table-cell>
          <table:table-cell office:value-type="float" office:value="0.719946029451975" calcext:value-type="float">
            <text:p>0,719946029451975</text:p>
          </table:table-cell>
          <table:table-cell office:value-type="float" office:value="0.720526133544725" calcext:value-type="float">
            <text:p>0,720526133544725</text:p>
          </table:table-cell>
          <table:table-cell office:value-type="float" office:value="0.718991986164913" calcext:value-type="float">
            <text:p>0,718991986164913</text:p>
          </table:table-cell>
          <table:table-cell office:value-type="float" office:value="0.716737960404244" calcext:value-type="float">
            <text:p>0,716737960404244</text:p>
          </table:table-cell>
          <table:table-cell office:value-type="float" office:value="0.714919050055079" calcext:value-type="float">
            <text:p>0,714919050055079</text:p>
          </table:table-cell>
          <table:table-cell office:value-type="float" office:value="0.716507446658163" calcext:value-type="float">
            <text:p>0,716507446658163</text:p>
          </table:table-cell>
          <table:table-cell office:value-type="float" office:value="0.7202430143604" calcext:value-type="float">
            <text:p>0,7202430143604</text:p>
          </table:table-cell>
          <table:table-cell office:value-type="float" office:value="0.721064205598763" calcext:value-type="float">
            <text:p>0,721064205598763</text:p>
          </table:table-cell>
          <table:table-cell office:value-type="float" office:value="0.724313494983781" calcext:value-type="float">
            <text:p>0,724313494983781</text:p>
          </table:table-cell>
          <table:table-cell office:value-type="float" office:value="0.724864339833418" calcext:value-type="float">
            <text:p>0,724864339833418</text:p>
          </table:table-cell>
          <table:table-cell office:value-type="float" office:value="0.727362697009792" calcext:value-type="float">
            <text:p>0,727362697009792</text:p>
          </table:table-cell>
          <table:table-cell office:value-type="float" office:value="0.726106786386628" calcext:value-type="float">
            <text:p>0,726106786386628</text:p>
          </table:table-cell>
          <table:table-cell office:value-type="float" office:value="0.726559993677381" calcext:value-type="float">
            <text:p>0,726559993677381</text:p>
          </table:table-cell>
          <table:table-cell office:value-type="float" office:value="0.725488298694968" calcext:value-type="float">
            <text:p>0,725488298694968</text:p>
          </table:table-cell>
          <table:table-cell office:value-type="float" office:value="0.725838030001482" calcext:value-type="float">
            <text:p>0,725838030001482</text:p>
          </table:table-cell>
          <table:table-cell office:value-type="float" office:value="0.724945915156724" calcext:value-type="float">
            <text:p>0,724945915156724</text:p>
          </table:table-cell>
          <table:table-cell office:value-type="float" office:value="0.723521849159418" calcext:value-type="float">
            <text:p>0,723521849159418</text:p>
          </table:table-cell>
          <table:table-cell office:value-type="float" office:value="0.723869602499254" calcext:value-type="float">
            <text:p>0,723869602499254</text:p>
          </table:table-cell>
          <table:table-cell office:value-type="float" office:value="0.72299162954121" calcext:value-type="float">
            <text:p>0,72299162954121</text:p>
          </table:table-cell>
          <table:table-cell office:value-type="float" office:value="0.721679066483366" calcext:value-type="float">
            <text:p>0,721679066483366</text:p>
          </table:table-cell>
          <table:table-cell office:value-type="float" office:value="0.720595796440019" calcext:value-type="float">
            <text:p>0,720595796440019</text:p>
          </table:table-cell>
          <table:table-cell office:value-type="float" office:value="0.721233745384523" calcext:value-type="float">
            <text:p>0,721233745384523</text:p>
          </table:table-cell>
          <table:table-cell office:value-type="float" office:value="0.723121679026577" calcext:value-type="float">
            <text:p>0,723121679026577</text:p>
          </table:table-cell>
          <table:table-cell office:value-type="float" office:value="0.723573289421639" calcext:value-type="float">
            <text:p>0,723573289421639</text:p>
          </table:table-cell>
          <table:table-cell office:value-type="float" office:value="0.725445280095198" calcext:value-type="float">
            <text:p>0,725445280095198</text:p>
          </table:table-cell>
          <table:table-cell office:value-type="float" office:value="0.725790054495611" calcext:value-type="float">
            <text:p>0,725790054495611</text:p>
          </table:table-cell>
          <table:table-cell office:value-type="float" office:value="0.727362697009792" calcext:value-type="float">
            <text:p>0,727362697009792</text:p>
          </table:table-cell>
          <table:table-cell office:value-type="float" office:value="0.726533661507192" calcext:value-type="float">
            <text:p>0,726533661507192</text:p>
          </table:table-cell>
          <table:table-cell office:value-type="float" office:value="0.726836989415878" calcext:value-type="float">
            <text:p>0,726836989415878</text:p>
          </table:table-cell>
          <table:table-cell office:value-type="float" office:value="0.726120526451499" calcext:value-type="float">
            <text:p>0,726120526451499</text:p>
          </table:table-cell>
          <table:table-cell office:value-type="float" office:value="0.726374603104876" calcext:value-type="float">
            <text:p>0,726374603104876</text:p>
          </table:table-cell>
          <table:table-cell office:value-type="float" office:value="0.725763957039221" calcext:value-type="float">
            <text:p>0,725763957039221</text:p>
          </table:table-cell>
          <table:table-cell office:value-type="float" office:value="0.724784848773532" calcext:value-type="float">
            <text:p>0,724784848773532</text:p>
          </table:table-cell>
          <table:table-cell office:value-type="float" office:value="0.72503585812317" calcext:value-type="float">
            <text:p>0,72503585812317</text:p>
          </table:table-cell>
          <table:table-cell office:value-type="float" office:value="0.724428123570837" calcext:value-type="float">
            <text:p>0,724428123570837</text:p>
          </table:table-cell>
          <table:table-cell office:value-type="float" office:value="0.723511477518913" calcext:value-type="float">
            <text:p>0,723511477518913</text:p>
          </table:table-cell>
          <table:table-cell office:value-type="float" office:value="0.722751012615062" calcext:value-type="float">
            <text:p>0,722751012615062</text:p>
          </table:table-cell>
          <table:table-cell office:value-type="float" office:value="0.723116408356127" calcext:value-type="float">
            <text:p>0,723116408356127</text:p>
          </table:table-cell>
          <table:table-cell office:value-type="float" office:value="0.72435104285416" calcext:value-type="float">
            <text:p>0,72435104285416</text:p>
          </table:table-cell>
          <table:table-cell office:value-type="float" office:value="0.724658679942114" calcext:value-type="float">
            <text:p>0,724658679942114</text:p>
          </table:table-cell>
          <table:table-cell office:value-type="float" office:value="0.72596516675857" calcext:value-type="float">
            <text:p>0,72596516675857</text:p>
          </table:table-cell>
          <table:table-cell office:value-type="float" office:value="0.726216007543835" calcext:value-type="float">
            <text:p>0,726216007543835</text:p>
          </table:table-cell>
          <table:table-cell office:value-type="float" office:value="0.727362697009792" calcext:value-type="float">
            <text:p>0,727362697009792</text:p>
          </table:table-cell>
        </table:table-row>
      </table:table>
      <table:table table:name="Sheet3" table:style-name="ta1">
        <table:shapes>
          <draw:frame draw:z-index="0" draw:style-name="gr1" draw:text-style-name="P1" svg:width="27.95cm" svg:height="8.994cm" svg:x="126.53cm" svg:y="2.129cm">
            <draw:object draw:notify-on-update-of-ranges="Sheet3.A1:Sheet3.A1 Sheet3.B1:Sheet3.BM1 Sheet3.A2:Sheet3.A2 Sheet3.B2:Sheet3.BM2 Sheet3.A3:Sheet3.A3 Sheet3.B3:Sheet3.BM3 Sheet3.A4:Sheet3.A4 Sheet3.B4:Sheet3.BM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5" table:default-cell-style-name="Default"/>
        <table:table-row table:style-name="ro1">
          <table:table-cell office:value-type="string" calcext:value-type="string">
            <text:p>Alg,/Messag,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m28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m3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m48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m51</text:p>
          </table:table-cell>
          <table:table-cell office:value-type="string" calcext:value-type="string">
            <text:p>m52</text:p>
          </table:table-cell>
          <table:table-cell office:value-type="string" calcext:value-type="string">
            <text:p>m53</text:p>
          </table:table-cell>
          <table:table-cell office:value-type="string" calcext:value-type="string">
            <text:p>m54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m56</text:p>
          </table:table-cell>
          <table:table-cell office:value-type="string" calcext:value-type="string">
            <text:p>m57</text:p>
          </table:table-cell>
          <table:table-cell office:value-type="string" calcext:value-type="string">
            <text:p>m58</text:p>
          </table:table-cell>
          <table:table-cell office:value-type="string" calcext:value-type="string">
            <text:p>m59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m62</text:p>
          </table:table-cell>
          <table:table-cell office:value-type="string" calcext:value-type="string">
            <text:p>m63</text:p>
          </table:table-cell>
          <table:table-cell office:value-type="string" calcext:value-type="string">
            <text:p>m64</text:p>
          </table:table-cell>
        </table:table-row>
        <table:table-row table:style-name="ro1">
          <table:table-cell office:value-type="string" calcext:value-type="string">
            <text:p>BIKE-L3:</text:p>
          </table:table-cell>
          <table:table-cell office:value-type="float" office:value="0.606426220694673" calcext:value-type="float">
            <text:p>0,606426220694673</text:p>
          </table:table-cell>
          <table:table-cell office:value-type="float" office:value="0.661095095015022" calcext:value-type="float">
            <text:p>0,661095095015022</text:p>
          </table:table-cell>
          <table:table-cell office:value-type="float" office:value="0.674675825019255" calcext:value-type="float">
            <text:p>0,674675825019255</text:p>
          </table:table-cell>
          <table:table-cell office:value-type="float" office:value="0.676047880050746" calcext:value-type="float">
            <text:p>0,676047880050746</text:p>
          </table:table-cell>
          <table:table-cell office:value-type="float" office:value="0.678184651468013" calcext:value-type="float">
            <text:p>0,678184651468013</text:p>
          </table:table-cell>
          <table:table-cell office:value-type="float" office:value="0.675244246763289" calcext:value-type="float">
            <text:p>0,675244246763289</text:p>
          </table:table-cell>
          <table:table-cell office:value-type="float" office:value="0.676305106788396" calcext:value-type="float">
            <text:p>0,676305106788396</text:p>
          </table:table-cell>
          <table:table-cell office:value-type="float" office:value="0.677751629482653" calcext:value-type="float">
            <text:p>0,677751629482653</text:p>
          </table:table-cell>
          <table:table-cell office:value-type="float" office:value="0.6753222642281" calcext:value-type="float">
            <text:p>0,6753222642281</text:p>
          </table:table-cell>
          <table:table-cell office:value-type="float" office:value="0.672639322170376" calcext:value-type="float">
            <text:p>0,672639322170376</text:p>
          </table:table-cell>
          <table:table-cell office:value-type="float" office:value="0.682247770269284" calcext:value-type="float">
            <text:p>0,682247770269284</text:p>
          </table:table-cell>
          <table:table-cell office:value-type="float" office:value="0.702264131718124" calcext:value-type="float">
            <text:p>0,702264131718124</text:p>
          </table:table-cell>
          <table:table-cell office:value-type="float" office:value="0.713633959529849" calcext:value-type="float">
            <text:p>0,713633959529849</text:p>
          </table:table-cell>
          <table:table-cell office:value-type="float" office:value="0.720717851452371" calcext:value-type="float">
            <text:p>0,720717851452371</text:p>
          </table:table-cell>
          <table:table-cell office:value-type="float" office:value="0.726004003671329" calcext:value-type="float">
            <text:p>0,726004003671329</text:p>
          </table:table-cell>
          <table:table-cell office:value-type="float" office:value="0.730407403237461" calcext:value-type="float">
            <text:p>0,730407403237461</text:p>
          </table:table-cell>
          <table:table-cell office:value-type="float" office:value="0.731722882363522" calcext:value-type="float">
            <text:p>0,731722882363522</text:p>
          </table:table-cell>
          <table:table-cell office:value-type="float" office:value="0.731053070381617" calcext:value-type="float">
            <text:p>0,731053070381617</text:p>
          </table:table-cell>
          <table:table-cell office:value-type="float" office:value="0.730235671697708" calcext:value-type="float">
            <text:p>0,730235671697708</text:p>
          </table:table-cell>
          <table:table-cell office:value-type="float" office:value="0.729363082638207" calcext:value-type="float">
            <text:p>0,729363082638207</text:p>
          </table:table-cell>
          <table:table-cell office:value-type="float" office:value="0.72868160758122" calcext:value-type="float">
            <text:p>0,72868160758122</text:p>
          </table:table-cell>
          <table:table-cell office:value-type="float" office:value="0.726465562242886" calcext:value-type="float">
            <text:p>0,726465562242886</text:p>
          </table:table-cell>
          <table:table-cell office:value-type="float" office:value="0.725829681147332" calcext:value-type="float">
            <text:p>0,725829681147332</text:p>
          </table:table-cell>
          <table:table-cell office:value-type="float" office:value="0.725226805832531" calcext:value-type="float">
            <text:p>0,725226805832531</text:p>
          </table:table-cell>
          <table:table-cell office:value-type="float" office:value="0.723201546669381" calcext:value-type="float">
            <text:p>0,723201546669381</text:p>
          </table:table-cell>
          <table:table-cell office:value-type="float" office:value="0.721170373421114" calcext:value-type="float">
            <text:p>0,721170373421114</text:p>
          </table:table-cell>
          <table:table-cell office:value-type="float" office:value="0.720907937100468" calcext:value-type="float">
            <text:p>0,720907937100468</text:p>
          </table:table-cell>
          <table:table-cell office:value-type="float" office:value="0.723760203906545" calcext:value-type="float">
            <text:p>0,723760203906545</text:p>
          </table:table-cell>
          <table:table-cell office:value-type="float" office:value="0.72636711633822" calcext:value-type="float">
            <text:p>0,72636711633822</text:p>
          </table:table-cell>
          <table:table-cell office:value-type="float" office:value="0.728415790108011" calcext:value-type="float">
            <text:p>0,728415790108011</text:p>
          </table:table-cell>
          <table:table-cell office:value-type="float" office:value="0.730181092208482" calcext:value-type="float">
            <text:p>0,730181092208482</text:p>
          </table:table-cell>
          <table:table-cell office:value-type="float" office:value="0.731929946455463" calcext:value-type="float">
            <text:p>0,731929946455463</text:p>
          </table:table-cell>
          <table:table-cell office:value-type="float" office:value="0.732439198554799" calcext:value-type="float">
            <text:p>0,732439198554799</text:p>
          </table:table-cell>
          <table:table-cell office:value-type="float" office:value="0.73211298729751" calcext:value-type="float">
            <text:p>0,73211298729751</text:p>
          </table:table-cell>
          <table:table-cell office:value-type="float" office:value="0.731690927047391" calcext:value-type="float">
            <text:p>0,731690927047391</text:p>
          </table:table-cell>
          <table:table-cell office:value-type="float" office:value="0.731259291076087" calcext:value-type="float">
            <text:p>0,731259291076087</text:p>
          </table:table-cell>
          <table:table-cell office:value-type="float" office:value="0.73092041435825" calcext:value-type="float">
            <text:p>0,73092041435825</text:p>
          </table:table-cell>
          <table:table-cell office:value-type="float" office:value="0.729707481653229" calcext:value-type="float">
            <text:p>0,729707481653229</text:p>
          </table:table-cell>
          <table:table-cell office:value-type="float" office:value="0.729379441961368" calcext:value-type="float">
            <text:p>0,729379441961368</text:p>
          </table:table-cell>
          <table:table-cell office:value-type="float" office:value="0.729050223400808" calcext:value-type="float">
            <text:p>0,729050223400808</text:p>
          </table:table-cell>
          <table:table-cell office:value-type="float" office:value="0.727879524079103" calcext:value-type="float">
            <text:p>0,727879524079103</text:p>
          </table:table-cell>
          <table:table-cell office:value-type="float" office:value="0.726687974917889" calcext:value-type="float">
            <text:p>0,726687974917889</text:p>
          </table:table-cell>
          <table:table-cell office:value-type="float" office:value="0.726345600045437" calcext:value-type="float">
            <text:p>0,726345600045437</text:p>
          </table:table-cell>
          <table:table-cell office:value-type="float" office:value="0.727699761501626" calcext:value-type="float">
            <text:p>0,727699761501626</text:p>
          </table:table-cell>
          <table:table-cell office:value-type="float" office:value="0.729089862497167" calcext:value-type="float">
            <text:p>0,729089862497167</text:p>
          </table:table-cell>
          <table:table-cell office:value-type="float" office:value="0.730236086285464" calcext:value-type="float">
            <text:p>0,730236086285464</text:p>
          </table:table-cell>
          <table:table-cell office:value-type="float" office:value="0.731270126323188" calcext:value-type="float">
            <text:p>0,731270126323188</text:p>
          </table:table-cell>
          <table:table-cell office:value-type="float" office:value="0.732361563694454" calcext:value-type="float">
            <text:p>0,732361563694454</text:p>
          </table:table-cell>
          <table:table-cell office:value-type="float" office:value="0.732673289576361" calcext:value-type="float">
            <text:p>0,732673289576361</text:p>
          </table:table-cell>
          <table:table-cell office:value-type="float" office:value="0.732458628483502" calcext:value-type="float">
            <text:p>0,732458628483502</text:p>
          </table:table-cell>
          <table:table-cell office:value-type="float" office:value="0.732175224327407" calcext:value-type="float">
            <text:p>0,732175224327407</text:p>
          </table:table-cell>
          <table:table-cell office:value-type="float" office:value="0.731891214995516" calcext:value-type="float">
            <text:p>0,731891214995516</text:p>
          </table:table-cell>
          <table:table-cell office:value-type="float" office:value="0.731669453686862" calcext:value-type="float">
            <text:p>0,731669453686862</text:p>
          </table:table-cell>
          <table:table-cell office:value-type="float" office:value="0.730839430256631" calcext:value-type="float">
            <text:p>0,730839430256631</text:p>
          </table:table-cell>
          <table:table-cell office:value-type="float" office:value="0.730624109087607" calcext:value-type="float">
            <text:p>0,730624109087607</text:p>
          </table:table-cell>
          <table:table-cell office:value-type="float" office:value="0.730403434002504" calcext:value-type="float">
            <text:p>0,730403434002504</text:p>
          </table:table-cell>
          <table:table-cell office:value-type="float" office:value="0.729588939327538" calcext:value-type="float">
            <text:p>0,729588939327538</text:p>
          </table:table-cell>
          <table:table-cell office:value-type="float" office:value="0.72875672308876" calcext:value-type="float">
            <text:p>0,72875672308876</text:p>
          </table:table-cell>
          <table:table-cell office:value-type="float" office:value="0.728465186857264" calcext:value-type="float">
            <text:p>0,728465186857264</text:p>
          </table:table-cell>
          <table:table-cell office:value-type="float" office:value="0.72932301273219" calcext:value-type="float">
            <text:p>0,72932301273219</text:p>
          </table:table-cell>
          <table:table-cell office:value-type="float" office:value="0.73025785552831" calcext:value-type="float">
            <text:p>0,73025785552831</text:p>
          </table:table-cell>
          <table:table-cell office:value-type="float" office:value="0.731045574103859" calcext:value-type="float">
            <text:p>0,731045574103859</text:p>
          </table:table-cell>
          <table:table-cell office:value-type="float" office:value="0.731772823447521" calcext:value-type="float">
            <text:p>0,731772823447521</text:p>
          </table:table-cell>
          <table:table-cell office:value-type="float" office:value="0.732565385905852" calcext:value-type="float">
            <text:p>0,732565385905852</text:p>
          </table:table-cell>
        </table:table-row>
        <table:table-row table:style-name="ro1">
          <table:table-cell office:value-type="string" calcext:value-type="string">
            <text:p>Kyber768:</text:p>
          </table:table-cell>
          <table:table-cell office:value-type="float" office:value="0.625" calcext:value-type="float">
            <text:p>0,625</text:p>
          </table:table-cell>
          <table:table-cell office:value-type="float" office:value="0.679106441448342" calcext:value-type="float">
            <text:p>0,679106441448342</text:p>
          </table:table-cell>
          <table:table-cell office:value-type="float" office:value="0.692498410668626" calcext:value-type="float">
            <text:p>0,692498410668626</text:p>
          </table:table-cell>
          <table:table-cell office:value-type="float" office:value="0.693821419533585" calcext:value-type="float">
            <text:p>0,693821419533585</text:p>
          </table:table-cell>
          <table:table-cell office:value-type="float" office:value="0.696100435988442" calcext:value-type="float">
            <text:p>0,696100435988442</text:p>
          </table:table-cell>
          <table:table-cell office:value-type="float" office:value="0.694563852910968" calcext:value-type="float">
            <text:p>0,694563852910968</text:p>
          </table:table-cell>
          <table:table-cell office:value-type="float" office:value="0.696035986038618" calcext:value-type="float">
            <text:p>0,696035986038618</text:p>
          </table:table-cell>
          <table:table-cell office:value-type="float" office:value="0.696494573899595" calcext:value-type="float">
            <text:p>0,696494573899595</text:p>
          </table:table-cell>
          <table:table-cell office:value-type="float" office:value="0.694476093802298" calcext:value-type="float">
            <text:p>0,694476093802298</text:p>
          </table:table-cell>
          <table:table-cell office:value-type="float" office:value="0.69240367383319" calcext:value-type="float">
            <text:p>0,69240367383319</text:p>
          </table:table-cell>
          <table:table-cell office:value-type="float" office:value="0.702581037286146" calcext:value-type="float">
            <text:p>0,702581037286146</text:p>
          </table:table-cell>
          <table:table-cell office:value-type="float" office:value="0.721425338154087" calcext:value-type="float">
            <text:p>0,721425338154087</text:p>
          </table:table-cell>
          <table:table-cell office:value-type="float" office:value="0.73164428078656" calcext:value-type="float">
            <text:p>0,73164428078656</text:p>
          </table:table-cell>
          <table:table-cell office:value-type="float" office:value="0.738765275084827" calcext:value-type="float">
            <text:p>0,738765275084827</text:p>
          </table:table-cell>
          <table:table-cell office:value-type="float" office:value="0.743995454790774" calcext:value-type="float">
            <text:p>0,743995454790774</text:p>
          </table:table-cell>
          <table:table-cell office:value-type="float" office:value="0.747925417387629" calcext:value-type="float">
            <text:p>0,747925417387629</text:p>
          </table:table-cell>
          <table:table-cell office:value-type="float" office:value="0.748977403261799" calcext:value-type="float">
            <text:p>0,748977403261799</text:p>
          </table:table-cell>
          <table:table-cell office:value-type="float" office:value="0.74828712062664" calcext:value-type="float">
            <text:p>0,74828712062664</text:p>
          </table:table-cell>
          <table:table-cell office:value-type="float" office:value="0.747708789104505" calcext:value-type="float">
            <text:p>0,747708789104505</text:p>
          </table:table-cell>
          <table:table-cell office:value-type="float" office:value="0.747028337027891" calcext:value-type="float">
            <text:p>0,747028337027891</text:p>
          </table:table-cell>
          <table:table-cell office:value-type="float" office:value="0.74620801264072" calcext:value-type="float">
            <text:p>0,74620801264072</text:p>
          </table:table-cell>
          <table:table-cell office:value-type="float" office:value="0.744167425351192" calcext:value-type="float">
            <text:p>0,744167425351192</text:p>
          </table:table-cell>
          <table:table-cell office:value-type="float" office:value="0.743665476580194" calcext:value-type="float">
            <text:p>0,743665476580194</text:p>
          </table:table-cell>
          <table:table-cell office:value-type="float" office:value="0.742905525223085" calcext:value-type="float">
            <text:p>0,742905525223085</text:p>
          </table:table-cell>
          <table:table-cell office:value-type="float" office:value="0.740848309478828" calcext:value-type="float">
            <text:p>0,740848309478828</text:p>
          </table:table-cell>
          <table:table-cell office:value-type="float" office:value="0.738914003681916" calcext:value-type="float">
            <text:p>0,738914003681916</text:p>
          </table:table-cell>
          <table:table-cell office:value-type="float" office:value="0.738846584644084" calcext:value-type="float">
            <text:p>0,738846584644084</text:p>
          </table:table-cell>
          <table:table-cell office:value-type="float" office:value="0.741575782509073" calcext:value-type="float">
            <text:p>0,741575782509073</text:p>
          </table:table-cell>
          <table:table-cell office:value-type="float" office:value="0.74388956570075" calcext:value-type="float">
            <text:p>0,74388956570075</text:p>
          </table:table-cell>
          <table:table-cell office:value-type="float" office:value="0.74595655334041" calcext:value-type="float">
            <text:p>0,74595655334041</text:p>
          </table:table-cell>
          <table:table-cell office:value-type="float" office:value="0.747736842358445" calcext:value-type="float">
            <text:p>0,747736842358445</text:p>
          </table:table-cell>
          <table:table-cell office:value-type="float" office:value="0.749278137161758" calcext:value-type="float">
            <text:p>0,749278137161758</text:p>
          </table:table-cell>
          <table:table-cell office:value-type="float" office:value="0.749666343195475" calcext:value-type="float">
            <text:p>0,749666343195475</text:p>
          </table:table-cell>
          <table:table-cell office:value-type="float" office:value="0.749329130994959" calcext:value-type="float">
            <text:p>0,749329130994959</text:p>
          </table:table-cell>
          <table:table-cell office:value-type="float" office:value="0.749043796230443" calcext:value-type="float">
            <text:p>0,749043796230443</text:p>
          </table:table-cell>
          <table:table-cell office:value-type="float" office:value="0.748731777448349" calcext:value-type="float">
            <text:p>0,748731777448349</text:p>
          </table:table-cell>
          <table:table-cell office:value-type="float" office:value="0.748313185557491" calcext:value-type="float">
            <text:p>0,748313185557491</text:p>
          </table:table-cell>
          <table:table-cell office:value-type="float" office:value="0.747188811955466" calcext:value-type="float">
            <text:p>0,747188811955466</text:p>
          </table:table-cell>
          <table:table-cell office:value-type="float" office:value="0.746938788063327" calcext:value-type="float">
            <text:p>0,746938788063327</text:p>
          </table:table-cell>
          <table:table-cell office:value-type="float" office:value="0.746524587655144" calcext:value-type="float">
            <text:p>0,746524587655144</text:p>
          </table:table-cell>
          <table:table-cell office:value-type="float" office:value="0.74532314630908" calcext:value-type="float">
            <text:p>0,74532314630908</text:p>
          </table:table-cell>
          <table:table-cell office:value-type="float" office:value="0.744174650645364" calcext:value-type="float">
            <text:p>0,744174650645364</text:p>
          </table:table-cell>
          <table:table-cell office:value-type="float" office:value="0.743952973685736" calcext:value-type="float">
            <text:p>0,743952973685736</text:p>
          </table:table-cell>
          <table:table-cell office:value-type="float" office:value="0.745255955549522" calcext:value-type="float">
            <text:p>0,745255955549522</text:p>
          </table:table-cell>
          <table:table-cell office:value-type="float" office:value="0.746481563903201" calcext:value-type="float">
            <text:p>0,746481563903201</text:p>
          </table:table-cell>
          <table:table-cell office:value-type="float" office:value="0.747647414701668" calcext:value-type="float">
            <text:p>0,747647414701668</text:p>
          </table:table-cell>
          <table:table-cell office:value-type="float" office:value="0.748699100805103" calcext:value-type="float">
            <text:p>0,748699100805103</text:p>
          </table:table-cell>
          <table:table-cell office:value-type="float" office:value="0.749657801862334" calcext:value-type="float">
            <text:p>0,749657801862334</text:p>
          </table:table-cell>
          <table:table-cell office:value-type="float" office:value="0.74989101875678" calcext:value-type="float">
            <text:p>0,74989101875678</text:p>
          </table:table-cell>
          <table:table-cell office:value-type="float" office:value="0.74966883273415" calcext:value-type="float">
            <text:p>0,74966883273415</text:p>
          </table:table-cell>
          <table:table-cell office:value-type="float" office:value="0.74948109126837" calcext:value-type="float">
            <text:p>0,74948109126837</text:p>
          </table:table-cell>
          <table:table-cell office:value-type="float" office:value="0.749283487605567" calcext:value-type="float">
            <text:p>0,749283487605567</text:p>
          </table:table-cell>
          <table:table-cell office:value-type="float" office:value="0.749005921020603" calcext:value-type="float">
            <text:p>0,749005921020603</text:p>
          </table:table-cell>
          <table:table-cell office:value-type="float" office:value="0.748234537793807" calcext:value-type="float">
            <text:p>0,748234537793807</text:p>
          </table:table-cell>
          <table:table-cell office:value-type="float" office:value="0.748074165957959" calcext:value-type="float">
            <text:p>0,748074165957959</text:p>
          </table:table-cell>
          <table:table-cell office:value-type="float" office:value="0.747795236114517" calcext:value-type="float">
            <text:p>0,747795236114517</text:p>
          </table:table-cell>
          <table:table-cell office:value-type="float" office:value="0.746955102085977" calcext:value-type="float">
            <text:p>0,746955102085977</text:p>
          </table:table-cell>
          <table:table-cell office:value-type="float" office:value="0.746148512722536" calcext:value-type="float">
            <text:p>0,746148512722536</text:p>
          </table:table-cell>
          <table:table-cell office:value-type="float" office:value="0.745944045510165" calcext:value-type="float">
            <text:p>0,745944045510165</text:p>
          </table:table-cell>
          <table:table-cell office:value-type="float" office:value="0.746772287761449" calcext:value-type="float">
            <text:p>0,746772287761449</text:p>
          </table:table-cell>
          <table:table-cell office:value-type="float" office:value="0.747593337801687" calcext:value-type="float">
            <text:p>0,747593337801687</text:p>
          </table:table-cell>
          <table:table-cell office:value-type="float" office:value="0.748398331987412" calcext:value-type="float">
            <text:p>0,748398331987412</text:p>
          </table:table-cell>
          <table:table-cell office:value-type="float" office:value="0.749141412747819" calcext:value-type="float">
            <text:p>0,749141412747819</text:p>
          </table:table-cell>
          <table:table-cell office:value-type="float" office:value="0.749836435534062" calcext:value-type="float">
            <text:p>0,749836435534062</text:p>
          </table:table-cell>
        </table:table-row>
        <table:table-row table:style-name="ro1">
          <table:table-cell office:value-type="string" calcext:value-type="string">
            <text:p>Classic-McEliece-6960119: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65959828365168" calcext:value-type="float">
            <text:p>0,65959828365168</text:p>
          </table:table-cell>
          <table:table-cell office:value-type="float" office:value="0.67213082416043" calcext:value-type="float">
            <text:p>0,67213082416043</text:p>
          </table:table-cell>
          <table:table-cell office:value-type="float" office:value="0.67334022707487" calcext:value-type="float">
            <text:p>0,67334022707487</text:p>
          </table:table-cell>
          <table:table-cell office:value-type="float" office:value="0.677344602592153" calcext:value-type="float">
            <text:p>0,677344602592153</text:p>
          </table:table-cell>
          <table:table-cell office:value-type="float" office:value="0.676822140624347" calcext:value-type="float">
            <text:p>0,676822140624347</text:p>
          </table:table-cell>
          <table:table-cell office:value-type="float" office:value="0.678017058614035" calcext:value-type="float">
            <text:p>0,678017058614035</text:p>
          </table:table-cell>
          <table:table-cell office:value-type="float" office:value="0.679499057313141" calcext:value-type="float">
            <text:p>0,679499057313141</text:p>
          </table:table-cell>
          <table:table-cell office:value-type="float" office:value="0.678033746530765" calcext:value-type="float">
            <text:p>0,678033746530765</text:p>
          </table:table-cell>
          <table:table-cell office:value-type="float" office:value="0.675776311013922" calcext:value-type="float">
            <text:p>0,675776311013922</text:p>
          </table:table-cell>
          <table:table-cell office:value-type="float" office:value="0.685516917441187" calcext:value-type="float">
            <text:p>0,685516917441187</text:p>
          </table:table-cell>
          <table:table-cell office:value-type="float" office:value="0.703390739228583" calcext:value-type="float">
            <text:p>0,703390739228583</text:p>
          </table:table-cell>
          <table:table-cell office:value-type="float" office:value="0.713013587180243" calcext:value-type="float">
            <text:p>0,713013587180243</text:p>
          </table:table-cell>
          <table:table-cell office:value-type="float" office:value="0.719665381355881" calcext:value-type="float">
            <text:p>0,719665381355881</text:p>
          </table:table-cell>
          <table:table-cell office:value-type="float" office:value="0.724511107153253" calcext:value-type="float">
            <text:p>0,724511107153253</text:p>
          </table:table-cell>
          <table:table-cell office:value-type="float" office:value="0.72811442841926" calcext:value-type="float">
            <text:p>0,72811442841926</text:p>
          </table:table-cell>
          <table:table-cell office:value-type="float" office:value="0.728865212064393" calcext:value-type="float">
            <text:p>0,728865212064393</text:p>
          </table:table-cell>
          <table:table-cell office:value-type="float" office:value="0.728275224364057" calcext:value-type="float">
            <text:p>0,728275224364057</text:p>
          </table:table-cell>
          <table:table-cell office:value-type="float" office:value="0.727777167201547" calcext:value-type="float">
            <text:p>0,727777167201547</text:p>
          </table:table-cell>
          <table:table-cell office:value-type="float" office:value="0.727159475465904" calcext:value-type="float">
            <text:p>0,727159475465904</text:p>
          </table:table-cell>
          <table:table-cell office:value-type="float" office:value="0.726608339898284" calcext:value-type="float">
            <text:p>0,726608339898284</text:p>
          </table:table-cell>
          <table:table-cell office:value-type="float" office:value="0.724713157324663" calcext:value-type="float">
            <text:p>0,724713157324663</text:p>
          </table:table-cell>
          <table:table-cell office:value-type="float" office:value="0.72418344537459" calcext:value-type="float">
            <text:p>0,72418344537459</text:p>
          </table:table-cell>
          <table:table-cell office:value-type="float" office:value="0.723681857349655" calcext:value-type="float">
            <text:p>0,723681857349655</text:p>
          </table:table-cell>
          <table:table-cell office:value-type="float" office:value="0.721947505239066" calcext:value-type="float">
            <text:p>0,721947505239066</text:p>
          </table:table-cell>
          <table:table-cell office:value-type="float" office:value="0.720112193709792" calcext:value-type="float">
            <text:p>0,720112193709792</text:p>
          </table:table-cell>
          <table:table-cell office:value-type="float" office:value="0.719893294577493" calcext:value-type="float">
            <text:p>0,719893294577493</text:p>
          </table:table-cell>
          <table:table-cell office:value-type="float" office:value="0.722259461772254" calcext:value-type="float">
            <text:p>0,722259461772254</text:p>
          </table:table-cell>
          <table:table-cell office:value-type="float" office:value="0.724385058515498" calcext:value-type="float">
            <text:p>0,724385058515498</text:p>
          </table:table-cell>
          <table:table-cell office:value-type="float" office:value="0.726276894309998" calcext:value-type="float">
            <text:p>0,726276894309998</text:p>
          </table:table-cell>
          <table:table-cell office:value-type="float" office:value="0.727898465247252" calcext:value-type="float">
            <text:p>0,727898465247252</text:p>
          </table:table-cell>
          <table:table-cell office:value-type="float" office:value="0.729289928000646" calcext:value-type="float">
            <text:p>0,729289928000646</text:p>
          </table:table-cell>
          <table:table-cell office:value-type="float" office:value="0.729529204785969" calcext:value-type="float">
            <text:p>0,729529204785969</text:p>
          </table:table-cell>
          <table:table-cell office:value-type="float" office:value="0.729247887187036" calcext:value-type="float">
            <text:p>0,729247887187036</text:p>
          </table:table-cell>
          <table:table-cell office:value-type="float" office:value="0.729012417564511" calcext:value-type="float">
            <text:p>0,729012417564511</text:p>
          </table:table-cell>
          <table:table-cell office:value-type="float" office:value="0.72874455321715" calcext:value-type="float">
            <text:p>0,72874455321715</text:p>
          </table:table-cell>
          <table:table-cell office:value-type="float" office:value="0.728483947959594" calcext:value-type="float">
            <text:p>0,728483947959594</text:p>
          </table:table-cell>
          <table:table-cell office:value-type="float" office:value="0.727448419493093" calcext:value-type="float">
            <text:p>0,727448419493093</text:p>
          </table:table-cell>
          <table:table-cell office:value-type="float" office:value="0.727190011858178" calcext:value-type="float">
            <text:p>0,727190011858178</text:p>
          </table:table-cell>
          <table:table-cell office:value-type="float" office:value="0.726929403766007" calcext:value-type="float">
            <text:p>0,726929403766007</text:p>
          </table:table-cell>
          <table:table-cell office:value-type="float" office:value="0.725928266426575" calcext:value-type="float">
            <text:p>0,725928266426575</text:p>
          </table:table-cell>
          <table:table-cell office:value-type="float" office:value="0.724857473511033" calcext:value-type="float">
            <text:p>0,724857473511033</text:p>
          </table:table-cell>
          <table:table-cell office:value-type="float" office:value="0.724547315786907" calcext:value-type="float">
            <text:p>0,724547315786907</text:p>
          </table:table-cell>
          <table:table-cell office:value-type="float" office:value="0.725624806422576" calcext:value-type="float">
            <text:p>0,725624806422576</text:p>
          </table:table-cell>
          <table:table-cell office:value-type="float" office:value="0.726739425416411" calcext:value-type="float">
            <text:p>0,726739425416411</text:p>
          </table:table-cell>
          <table:table-cell office:value-type="float" office:value="0.727797893050204" calcext:value-type="float">
            <text:p>0,727797893050204</text:p>
          </table:table-cell>
          <table:table-cell office:value-type="float" office:value="0.72874976835437" calcext:value-type="float">
            <text:p>0,72874976835437</text:p>
          </table:table-cell>
          <table:table-cell office:value-type="float" office:value="0.729611278408101" calcext:value-type="float">
            <text:p>0,729611278408101</text:p>
          </table:table-cell>
          <table:table-cell office:value-type="float" office:value="0.729745573217151" calcext:value-type="float">
            <text:p>0,729745573217151</text:p>
          </table:table-cell>
          <table:table-cell office:value-type="float" office:value="0.729562046744166" calcext:value-type="float">
            <text:p>0,729562046744166</text:p>
          </table:table-cell>
          <table:table-cell office:value-type="float" office:value="0.72941007259088" calcext:value-type="float">
            <text:p>0,72941007259088</text:p>
          </table:table-cell>
          <table:table-cell office:value-type="float" office:value="0.72924548381675" calcext:value-type="float">
            <text:p>0,72924548381675</text:p>
          </table:table-cell>
          <table:table-cell office:value-type="float" office:value="0.729079827327982" calcext:value-type="float">
            <text:p>0,729079827327982</text:p>
          </table:table-cell>
          <table:table-cell office:value-type="float" office:value="0.728372774188824" calcext:value-type="float">
            <text:p>0,728372774188824</text:p>
          </table:table-cell>
          <table:table-cell office:value-type="float" office:value="0.728208921402328" calcext:value-type="float">
            <text:p>0,728208921402328</text:p>
          </table:table-cell>
          <table:table-cell office:value-type="float" office:value="0.728039542435157" calcext:value-type="float">
            <text:p>0,728039542435157</text:p>
          </table:table-cell>
          <table:table-cell office:value-type="float" office:value="0.727344566595664" calcext:value-type="float">
            <text:p>0,727344566595664</text:p>
          </table:table-cell>
          <table:table-cell office:value-type="float" office:value="0.726599345562246" calcext:value-type="float">
            <text:p>0,726599345562246</text:p>
          </table:table-cell>
          <table:table-cell office:value-type="float" office:value="0.726332819579884" calcext:value-type="float">
            <text:p>0,726332819579884</text:p>
          </table:table-cell>
          <table:table-cell office:value-type="float" office:value="0.726997416096671" calcext:value-type="float">
            <text:p>0,726997416096671</text:p>
          </table:table-cell>
          <table:table-cell office:value-type="float" office:value="0.727739866104389" calcext:value-type="float">
            <text:p>0,727739866104389</text:p>
          </table:table-cell>
          <table:table-cell office:value-type="float" office:value="0.728467473550337" calcext:value-type="float">
            <text:p>0,728467473550337</text:p>
          </table:table-cell>
          <table:table-cell office:value-type="float" office:value="0.729137791065823" calcext:value-type="float">
            <text:p>0,729137791065823</text:p>
          </table:table-cell>
          <table:table-cell office:value-type="float" office:value="0.729760895225666" calcext:value-type="float">
            <text:p>0,729760895225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l" fo:country="G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l" fo:country="G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3:15:20.784337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n Spalas</meta:initial-creator>
    <meta:creation-date>2025-03-17T22:48:07.384171797</meta:creation-date>
    <dc:date>2025-03-17T23:19:52.963952469</dc:date>
    <dc:creator>Kon Spalas</dc:creator>
    <meta:editing-duration>PT15M34S</meta:editing-duration>
    <meta:editing-cycles>4</meta:editing-cycles>
    <meta:generator>LibreOffice/24.8.5.2$Linux_X86_64 LibreOffice_project/480$Build-2</meta:generator>
    <meta:document-statistic meta:table-count="3" meta:cell-count="72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0.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98cm" svg:height="8.995cm" xlink:href=".." xlink:type="simple" chart:class="chart:line" chart:style-name="ch1">
        <chart:legend chart:legend-position="end" svg:x="20.582cm" svg:y="3.581cm" style:legend-expansion="high" chart:style-name="ch2"/>
        <chart:plot-area chart:style-name="ch3" table:cell-range-address="Sheet1.A1:Sheet1.AY4" chart:data-source-has-labels="both" svg:x="0.325cm" svg:y="0.417cm" svg:width="22.037cm" svg:height="8.397cm">
          <chart:coordinate-region svg:x="1.258cm" svg:y="0.417cm" svg:width="21.104cm" svg:height="7.305cm"/>
          <chart:axis chart:dimension="x" chart:name="primary-x" chart:style-name="ch4" chartooo:axis-type="auto">
            <chartooo:date-scale/>
            <chart:categories table:cell-range-address="Sheet1.B1:Sheet1.AY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AY2" chart:label-cell-address="Sheet1.A2:Sheet1.A2" chart:class="chart:line">
            <chart:data-point chart:repeated="50"/>
          </chart:series>
          <chart:series chart:style-name="ch8" chart:values-cell-range-address="Sheet1.B3:Sheet1.AY3" chart:label-cell-address="Sheet1.A3:Sheet1.A3" chart:class="chart:line">
            <chart:data-point chart:repeated="50"/>
          </chart:series>
          <chart:series chart:style-name="ch9" chart:values-cell-range-address="Sheet1.B4:Sheet1.AY4" chart:label-cell-address="Sheet1.A4:Sheet1.A4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</text:p>
                <draw:g>
                  <svg:desc>Sheet1.B1:Sheet1.AY1</svg:desc>
                </draw:g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m4</text:p>
              </table:table-cell>
              <table:table-cell office:value-type="string">
                <text:p>m5</text:p>
              </table:table-cell>
              <table:table-cell office:value-type="string">
                <text:p>m6</text:p>
              </table:table-cell>
              <table:table-cell office:value-type="string">
                <text:p>m7</text:p>
              </table:table-cell>
              <table:table-cell office:value-type="string">
                <text:p>m8</text:p>
              </table:table-cell>
              <table:table-cell office:value-type="string">
                <text:p>m9</text:p>
              </table:table-cell>
              <table:table-cell office:value-type="string">
                <text:p>m10</text:p>
              </table:table-cell>
              <table:table-cell office:value-type="string">
                <text:p>m11</text:p>
              </table:table-cell>
              <table:table-cell office:value-type="string">
                <text:p>m12</text:p>
              </table:table-cell>
              <table:table-cell office:value-type="string">
                <text:p>m13</text:p>
              </table:table-cell>
              <table:table-cell office:value-type="string">
                <text:p>m14</text:p>
              </table:table-cell>
              <table:table-cell office:value-type="string">
                <text:p>m15</text:p>
              </table:table-cell>
              <table:table-cell office:value-type="string">
                <text:p>m16</text:p>
              </table:table-cell>
              <table:table-cell office:value-type="string">
                <text:p>m17</text:p>
              </table:table-cell>
              <table:table-cell office:value-type="string">
                <text:p>m18</text:p>
              </table:table-cell>
              <table:table-cell office:value-type="string">
                <text:p>m19</text:p>
              </table:table-cell>
              <table:table-cell office:value-type="string">
                <text:p>m20</text:p>
              </table:table-cell>
              <table:table-cell office:value-type="string">
                <text:p>m21</text:p>
              </table:table-cell>
              <table:table-cell office:value-type="string">
                <text:p>m22</text:p>
              </table:table-cell>
              <table:table-cell office:value-type="string">
                <text:p>m23</text:p>
              </table:table-cell>
              <table:table-cell office:value-type="string">
                <text:p>m24</text:p>
              </table:table-cell>
              <table:table-cell office:value-type="string">
                <text:p>m25</text:p>
              </table:table-cell>
              <table:table-cell office:value-type="string">
                <text:p>m26</text:p>
              </table:table-cell>
              <table:table-cell office:value-type="string">
                <text:p>m27</text:p>
              </table:table-cell>
              <table:table-cell office:value-type="string">
                <text:p>m28</text:p>
              </table:table-cell>
              <table:table-cell office:value-type="string">
                <text:p>m29</text:p>
              </table:table-cell>
              <table:table-cell office:value-type="string">
                <text:p>m30</text:p>
              </table:table-cell>
              <table:table-cell office:value-type="string">
                <text:p>m31</text:p>
              </table:table-cell>
              <table:table-cell office:value-type="string">
                <text:p>m32</text:p>
              </table:table-cell>
              <table:table-cell office:value-type="string">
                <text:p>m33</text:p>
              </table:table-cell>
              <table:table-cell office:value-type="string">
                <text:p>m34</text:p>
              </table:table-cell>
              <table:table-cell office:value-type="string">
                <text:p>m35</text:p>
              </table:table-cell>
              <table:table-cell office:value-type="string">
                <text:p>m36</text:p>
              </table:table-cell>
              <table:table-cell office:value-type="string">
                <text:p>m37</text:p>
              </table:table-cell>
              <table:table-cell office:value-type="string">
                <text:p>m38</text:p>
              </table:table-cell>
              <table:table-cell office:value-type="string">
                <text:p>m39</text:p>
              </table:table-cell>
              <table:table-cell office:value-type="string">
                <text:p>m40</text:p>
              </table:table-cell>
              <table:table-cell office:value-type="string">
                <text:p>m41</text:p>
              </table:table-cell>
              <table:table-cell office:value-type="string">
                <text:p>m42</text:p>
              </table:table-cell>
              <table:table-cell office:value-type="string">
                <text:p>m43</text:p>
              </table:table-cell>
              <table:table-cell office:value-type="string">
                <text:p>m44</text:p>
              </table:table-cell>
              <table:table-cell office:value-type="string">
                <text:p>m45</text:p>
              </table:table-cell>
              <table:table-cell office:value-type="string">
                <text:p>m46</text:p>
              </table:table-cell>
              <table:table-cell office:value-type="string">
                <text:p>m47</text:p>
              </table:table-cell>
              <table:table-cell office:value-type="string">
                <text:p>m48</text:p>
              </table:table-cell>
              <table:table-cell office:value-type="string">
                <text:p>m49</text:p>
              </table:table-cell>
              <table:table-cell office:value-type="string">
                <text:p>m50</text:p>
              </table:table-cell>
            </table:table-row>
          </table:table-header-rows>
          <table:table-rows>
            <table:table-row>
              <table:table-cell office:value-type="string">
                <text:p>BIKE-L3:</text:p>
                <draw:g>
                  <svg:desc>Sheet1.A2:Sheet1.A2</svg:desc>
                </draw:g>
              </table:table-cell>
              <table:table-cell office:value-type="float" office:value="0.625">
                <text:p>0.625</text:p>
                <draw:g>
                  <svg:desc>Sheet1.B2:Sheet1.AY2</svg:desc>
                </draw:g>
              </table:table-cell>
              <table:table-cell office:value-type="float" office:value="0.677286979256811">
                <text:p>0.677286979256811</text:p>
              </table:table-cell>
              <table:table-cell office:value-type="float" office:value="0.677327476694529">
                <text:p>0.677327476694529</text:p>
              </table:table-cell>
              <table:table-cell office:value-type="float" office:value="0.679891145923478">
                <text:p>0.679891145923478</text:p>
              </table:table-cell>
              <table:table-cell office:value-type="float" office:value="0.684364371111598">
                <text:p>0.684364371111598</text:p>
              </table:table-cell>
              <table:table-cell office:value-type="float" office:value="0.683577476694529">
                <text:p>0.683577476694529</text:p>
              </table:table-cell>
              <table:table-cell office:value-type="float" office:value="0.686144867889794">
                <text:p>0.686144867889794</text:p>
              </table:table-cell>
              <table:table-cell office:value-type="float" office:value="0.683373448629978">
                <text:p>0.683373448629978</text:p>
              </table:table-cell>
              <table:table-cell office:value-type="float" office:value="0.682707473607426">
                <text:p>0.682707473607426</text:p>
              </table:table-cell>
              <table:table-cell office:value-type="float" office:value="0.681130090909081">
                <text:p>0.681130090909081</text:p>
              </table:table-cell>
              <table:table-cell office:value-type="float" office:value="0.700597206537794">
                <text:p>0.700597206537794</text:p>
              </table:table-cell>
              <table:table-cell office:value-type="float" office:value="0.720695891775216">
                <text:p>0.720695891775216</text:p>
              </table:table-cell>
              <table:table-cell office:value-type="float" office:value="0.722498044329126">
                <text:p>0.722498044329126</text:p>
              </table:table-cell>
              <table:table-cell office:value-type="float" office:value="0.731177418794193">
                <text:p>0.731177418794193</text:p>
              </table:table-cell>
              <table:table-cell office:value-type="float" office:value="0.73153191318021">
                <text:p>0.73153191318021</text:p>
              </table:table-cell>
              <table:table-cell office:value-type="float" office:value="0.736815876896111">
                <text:p>0.736815876896111</text:p>
              </table:table-cell>
              <table:table-cell office:value-type="float" office:value="0.734848551802382">
                <text:p>0.734848551802382</text:p>
              </table:table-cell>
              <table:table-cell office:value-type="float" office:value="0.734907943182039">
                <text:p>0.734907943182039</text:p>
              </table:table-cell>
              <table:table-cell office:value-type="float" office:value="NaN">
                <text:p>NaN</text:p>
              </table:table-cell>
              <table:table-cell office:value-type="float" office:value="0.73317634993438">
                <text:p>0.73317634993438</text:p>
              </table:table-cell>
              <table:table-cell office:value-type="float" office:value="0.732048350528087">
                <text:p>0.732048350528087</text:p>
              </table:table-cell>
              <table:table-cell office:value-type="float" office:value="0.730755986290853">
                <text:p>0.730755986290853</text:p>
              </table:table-cell>
              <table:table-cell office:value-type="float" office:value="0.730694385142597">
                <text:p>0.730694385142597</text:p>
              </table:table-cell>
              <table:table-cell office:value-type="float" office:value="0.728767640399815">
                <text:p>0.728767640399815</text:p>
              </table:table-cell>
              <table:table-cell office:value-type="float" office:value="0.727551766227607">
                <text:p>0.727551766227607</text:p>
              </table:table-cell>
              <table:table-cell office:value-type="float" office:value="0.726037026451307">
                <text:p>0.726037026451307</text:p>
              </table:table-cell>
              <table:table-cell office:value-type="float" office:value="0.72818178569393">
                <text:p>0.72818178569393</text:p>
              </table:table-cell>
              <table:table-cell office:value-type="float" office:value="0.731812206315334">
                <text:p>0.731812206315334</text:p>
              </table:table-cell>
              <table:table-cell office:value-type="float" office:value="0.732109226676861">
                <text:p>0.732109226676861</text:p>
              </table:table-cell>
              <table:table-cell office:value-type="float" office:value="0.734628319713748">
                <text:p>0.734628319713748</text:p>
              </table:table-cell>
              <table:table-cell office:value-type="float" office:value="0.734696320881045">
                <text:p>0.734696320881045</text:p>
              </table:table-cell>
              <table:table-cell office:value-type="float" office:value="0.736815876896111">
                <text:p>0.736815876896111</text:p>
              </table:table-cell>
              <table:table-cell office:value-type="float" office:value="0.735876465525515">
                <text:p>0.735876465525515</text:p>
              </table:table-cell>
              <table:table-cell office:value-type="float" office:value="0.735889361588218">
                <text:p>0.735889361588218</text:p>
              </table:table-cell>
              <table:table-cell office:value-type="float" office:value="0.735117071796002">
                <text:p>0.735117071796002</text:p>
              </table:table-cell>
              <table:table-cell office:value-type="float" office:value="0.735057063888774">
                <text:p>0.735057063888774</text:p>
              </table:table-cell>
              <table:table-cell office:value-type="float" office:value="0.734449132159636">
                <text:p>0.734449132159636</text:p>
              </table:table-cell>
              <table:table-cell office:value-type="float" office:value="0.733779800491549">
                <text:p>0.733779800491549</text:p>
              </table:table-cell>
              <table:table-cell office:value-type="float" office:value="0.733748432775955">
                <text:p>0.733748432775955</text:p>
              </table:table-cell>
              <table:table-cell office:value-type="float" office:value="0.732659227935982">
                <text:p>0.732659227935982</text:p>
              </table:table-cell>
              <table:table-cell office:value-type="float" office:value="0.731989342334793">
                <text:p>0.731989342334793</text:p>
              </table:table-cell>
              <table:table-cell office:value-type="float" office:value="0.731117240476538">
                <text:p>0.731117240476538</text:p>
              </table:table-cell>
              <table:table-cell office:value-type="float" office:value="0.732104064124468">
                <text:p>0.732104064124468</text:p>
              </table:table-cell>
              <table:table-cell office:value-type="float" office:value="0.733943197375759">
                <text:p>0.733943197375759</text:p>
              </table:table-cell>
              <table:table-cell office:value-type="float" office:value="0.734059430339381">
                <text:p>0.734059430339381</text:p>
              </table:table-cell>
              <table:table-cell office:value-type="float" office:value="0.735464225003248">
                <text:p>0.735464225003248</text:p>
              </table:table-cell>
              <table:table-cell office:value-type="float" office:value="0.735491694221981">
                <text:p>0.735491694221981</text:p>
              </table:table-cell>
              <table:table-cell office:value-type="float" office:value="0.736815876896111">
                <text:p>0.736815876896111</text:p>
              </table:table-cell>
              <table:table-cell office:value-type="float" office:value="0.736200942940424">
                <text:p>0.736200942940424</text:p>
              </table:table-cell>
              <table:table-cell office:value-type="float" office:value="0.736206005295334">
                <text:p>0.736206005295334</text:p>
              </table:table-cell>
            </table:table-row>
            <table:table-row>
              <table:table-cell office:value-type="string">
                <text:p>Kyber768:</text:p>
                <draw:g>
                  <svg:desc>Sheet1.A3:Sheet1.A3</svg:desc>
                </draw:g>
              </table:table-cell>
              <table:table-cell office:value-type="float" office:value="0.609375">
                <text:p>0.609375</text:p>
                <draw:g>
                  <svg:desc>Sheet1.B3:Sheet1.AY3</svg:desc>
                </draw:g>
              </table:table-cell>
              <table:table-cell office:value-type="float" office:value="0.672078645923478">
                <text:p>0.672078645923478</text:p>
              </table:table-cell>
              <table:table-cell office:value-type="float" office:value="0.66718650013879">
                <text:p>0.66718650013879</text:p>
              </table:table-cell>
              <table:table-cell office:value-type="float" office:value="0.671095719488369">
                <text:p>0.671095719488369</text:p>
              </table:table-cell>
              <table:table-cell office:value-type="float" office:value="0.675530990684237">
                <text:p>0.675530990684237</text:p>
              </table:table-cell>
              <table:table-cell office:value-type="float" office:value="0.674409244277725">
                <text:p>0.674409244277725</text:p>
              </table:table-cell>
              <table:table-cell office:value-type="float" office:value="0.678011402979739">
                <text:p>0.678011402979739</text:p>
              </table:table-cell>
              <table:table-cell office:value-type="float" office:value="0.677697460986916">
                <text:p>0.677697460986916</text:p>
              </table:table-cell>
              <table:table-cell office:value-type="float" office:value="0.674753856916384">
                <text:p>0.674753856916384</text:p>
              </table:table-cell>
              <table:table-cell office:value-type="float" office:value="0.672844272823179">
                <text:p>0.672844272823179</text:p>
              </table:table-cell>
              <table:table-cell office:value-type="float" office:value="0.691170108599334">
                <text:p>0.691170108599334</text:p>
              </table:table-cell>
              <table:table-cell office:value-type="float" office:value="0.714045137375357">
                <text:p>0.714045137375357</text:p>
              </table:table-cell>
              <table:table-cell office:value-type="float" office:value="0.716643777914501">
                <text:p>0.716643777914501</text:p>
              </table:table-cell>
              <table:table-cell office:value-type="float" office:value="0.727487189907616">
                <text:p>0.727487189907616</text:p>
              </table:table-cell>
              <table:table-cell office:value-type="float" office:value="0.728399646722248">
                <text:p>0.728399646722248</text:p>
              </table:table-cell>
              <table:table-cell office:value-type="float" office:value="0.7345932275282">
                <text:p>0.7345932275282</text:p>
              </table:table-cell>
              <table:table-cell office:value-type="float" office:value="0.73213096743003">
                <text:p>0.73213096743003</text:p>
              </table:table-cell>
              <table:table-cell office:value-type="float" office:value="0.732644262239493">
                <text:p>0.732644262239493</text:p>
              </table:table-cell>
              <table:table-cell office:value-type="float" office:value="0.730085363417144">
                <text:p>0.730085363417144</text:p>
              </table:table-cell>
              <table:table-cell office:value-type="float" office:value="0.730249604731497">
                <text:p>0.730249604731497</text:p>
              </table:table-cell>
              <table:table-cell office:value-type="float" office:value="0.72877260073932">
                <text:p>0.72877260073932</text:p>
              </table:table-cell>
              <table:table-cell office:value-type="float" office:value="0.727146873897619">
                <text:p>0.727146873897619</text:p>
              </table:table-cell>
              <table:table-cell office:value-type="float" office:value="0.727396260460666">
                <text:p>0.727396260460666</text:p>
              </table:table-cell>
              <table:table-cell office:value-type="float" office:value="0.725938382792266">
                <text:p>0.725938382792266</text:p>
              </table:table-cell>
              <table:table-cell office:value-type="float" office:value="0.723836168860605">
                <text:p>0.723836168860605</text:p>
              </table:table-cell>
              <table:table-cell office:value-type="float" office:value="0.722049221612604">
                <text:p>0.722049221612604</text:p>
              </table:table-cell>
              <table:table-cell office:value-type="float" office:value="0.723593334320021">
                <text:p>0.723593334320021</text:p>
              </table:table-cell>
              <table:table-cell office:value-type="float" office:value="0.727812710740949">
                <text:p>0.727812710740949</text:p>
              </table:table-cell>
              <table:table-cell office:value-type="float" office:value="0.728418532459029">
                <text:p>0.728418532459029</text:p>
              </table:table-cell>
              <table:table-cell office:value-type="float" office:value="0.731737353982965">
                <text:p>0.731737353982965</text:p>
              </table:table-cell>
              <table:table-cell office:value-type="float" office:value="0.732066110003092">
                <text:p>0.732066110003092</text:p>
              </table:table-cell>
              <table:table-cell office:value-type="float" office:value="0.7345932275282">
                <text:p>0.7345932275282</text:p>
              </table:table-cell>
              <table:table-cell office:value-type="float" office:value="0.733401963283059">
                <text:p>0.733401963283059</text:p>
              </table:table-cell>
              <table:table-cell office:value-type="float" office:value="0.733650248571895">
                <text:p>0.733650248571895</text:p>
              </table:table-cell>
              <table:table-cell office:value-type="float" office:value="0.732319599487574">
                <text:p>0.732319599487574</text:p>
              </table:table-cell>
              <table:table-cell office:value-type="float" office:value="0.732461937305192">
                <text:p>0.732461937305192</text:p>
              </table:table-cell>
              <table:table-cell office:value-type="float" office:value="0.731644861975237">
                <text:p>0.731644861975237</text:p>
              </table:table-cell>
              <table:table-cell office:value-type="float" office:value="0.730772176120821">
                <text:p>0.730772176120821</text:p>
              </table:table-cell>
              <table:table-cell office:value-type="float" office:value="0.730930766781775">
                <text:p>0.730930766781775</text:p>
              </table:table-cell>
              <table:table-cell office:value-type="float" office:value="0.7301025072757">
                <text:p>0.7301025072757</text:p>
              </table:table-cell>
              <table:table-cell office:value-type="float" office:value="0.728885146989991">
                <text:p>0.728885146989991</text:p>
              </table:table-cell>
              <table:table-cell office:value-type="float" office:value="0.727833403482889">
                <text:p>0.727833403482889</text:p>
              </table:table-cell>
              <table:table-cell office:value-type="float" office:value="0.72843123075898">
                <text:p>0.72843123075898</text:p>
              </table:table-cell>
              <table:table-cell office:value-type="float" office:value="0.730600699036904">
                <text:p>0.730600699036904</text:p>
              </table:table-cell>
              <table:table-cell office:value-type="float" office:value="0.730907146410685">
                <text:p>0.730907146410685</text:p>
              </table:table-cell>
              <table:table-cell office:value-type="float" office:value="0.732808802175729">
                <text:p>0.732808802175729</text:p>
              </table:table-cell>
              <table:table-cell office:value-type="float" office:value="0.733006434447808">
                <text:p>0.733006434447808</text:p>
              </table:table-cell>
              <table:table-cell office:value-type="float" office:value="0.7345932275282">
                <text:p>0.7345932275282</text:p>
              </table:table-cell>
              <table:table-cell office:value-type="float" office:value="0.733809406730226">
                <text:p>0.733809406730226</text:p>
              </table:table-cell>
              <table:table-cell office:value-type="float" office:value="0.733973428335839">
                <text:p>0.733973428335839</text:p>
              </table:table-cell>
            </table:table-row>
            <table:table-row>
              <table:table-cell office:value-type="string">
                <text:p>Classic-McEliece-6960119: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AY4</svg:desc>
                </draw:g>
              </table:table-cell>
              <table:table-cell office:value-type="float" office:value="0.677286979256811">
                <text:p>0.677286979256811</text:p>
              </table:table-cell>
              <table:table-cell office:value-type="float" office:value="0.66718650013879">
                <text:p>0.66718650013879</text:p>
              </table:table-cell>
              <table:table-cell office:value-type="float" office:value="0.676304052821703">
                <text:p>0.676304052821703</text:p>
              </table:table-cell>
              <table:table-cell office:value-type="float" office:value="0.677484115684237">
                <text:p>0.677484115684237</text:p>
              </table:table-cell>
              <table:table-cell office:value-type="float" office:value="0.671589212657071">
                <text:p>0.671589212657071</text:p>
              </table:table-cell>
              <table:table-cell office:value-type="float" office:value="0.678288646960963">
                <text:p>0.678288646960963</text:p>
              </table:table-cell>
              <table:table-cell office:value-type="float" office:value="0.676555553216549">
                <text:p>0.676555553216549</text:p>
              </table:table-cell>
              <table:table-cell office:value-type="float" office:value="0.674286879337093">
                <text:p>0.674286879337093</text:p>
              </table:table-cell>
              <table:table-cell office:value-type="float" office:value="0.671418076569612">
                <text:p>0.671418076569612</text:p>
              </table:table-cell>
              <table:table-cell office:value-type="float" office:value="0.69025066493368">
                <text:p>0.69025066493368</text:p>
              </table:table-cell>
              <table:table-cell office:value-type="float" office:value="0.714631524750982">
                <text:p>0.714631524750982</text:p>
              </table:table-cell>
              <table:table-cell office:value-type="float" office:value="0.718856573119662">
                <text:p>0.718856573119662</text:p>
              </table:table-cell>
              <table:table-cell office:value-type="float" office:value="0.730467300931871">
                <text:p>0.730467300931871</text:p>
              </table:table-cell>
              <table:table-cell office:value-type="float" office:value="0.732741451765271">
                <text:p>0.732741451765271</text:p>
              </table:table-cell>
              <table:table-cell office:value-type="float" office:value="0.739351293367857">
                <text:p>0.739351293367857</text:p>
              </table:table-cell>
              <table:table-cell office:value-type="float" office:value="0.735986164551984">
                <text:p>0.735986164551984</text:p>
              </table:table-cell>
              <table:table-cell office:value-type="float" office:value="0.737618302115195">
                <text:p>0.737618302115195</text:p>
              </table:table-cell>
              <table:table-cell office:value-type="float" office:value="0.73423049660685">
                <text:p>0.73423049660685</text:p>
              </table:table-cell>
              <table:table-cell office:value-type="float" office:value="0.735380102589238">
                <text:p>0.735380102589238</text:p>
              </table:table-cell>
              <table:table-cell office:value-type="float" office:value="0.733138455114017">
                <text:p>0.733138455114017</text:p>
              </table:table-cell>
              <table:table-cell office:value-type="float" office:value="0.730157386236309">
                <text:p>0.730157386236309</text:p>
              </table:table-cell>
              <table:table-cell office:value-type="float" office:value="0.731276826475074">
                <text:p>0.731276826475074</text:p>
              </table:table-cell>
              <table:table-cell office:value-type="float" office:value="0.729195222065497">
                <text:p>0.729195222065497</text:p>
              </table:table-cell>
              <table:table-cell office:value-type="float" office:value="0.727105174048179">
                <text:p>0.727105174048179</text:p>
              </table:table-cell>
              <table:table-cell office:value-type="float" office:value="0.724783347762689">
                <text:p>0.724783347762689</text:p>
              </table:table-cell>
              <table:table-cell office:value-type="float" office:value="0.726237227095582">
                <text:p>0.726237227095582</text:p>
              </table:table-cell>
              <table:table-cell office:value-type="float" office:value="0.730792821765205">
                <text:p>0.730792821765205</text:p>
              </table:table-cell>
              <table:table-cell office:value-type="float" office:value="0.7320985176544">
                <text:p>0.7320985176544</text:p>
              </table:table-cell>
              <table:table-cell office:value-type="float" office:value="0.735666783991739">
                <text:p>0.735666783991739</text:p>
              </table:table-cell>
              <table:table-cell office:value-type="float" office:value="0.736640664008897">
                <text:p>0.736640664008897</text:p>
              </table:table-cell>
              <table:table-cell office:value-type="float" office:value="0.739351293367857">
                <text:p>0.739351293367857</text:p>
              </table:table-cell>
              <table:table-cell office:value-type="float" office:value="0.737692030729268">
                <text:p>0.737692030729268</text:p>
              </table:table-cell>
              <table:table-cell office:value-type="float" office:value="0.738525345793352">
                <text:p>0.738525345793352</text:p>
              </table:table-cell>
              <table:table-cell office:value-type="float" office:value="0.736747365550433">
                <text:p>0.736747365550433</text:p>
              </table:table-cell>
              <table:table-cell office:value-type="float" office:value="0.737435977180894">
                <text:p>0.737435977180894</text:p>
              </table:table-cell>
              <table:table-cell office:value-type="float" office:value="0.736190748389345">
                <text:p>0.736190748389345</text:p>
              </table:table-cell>
              <table:table-cell office:value-type="float" office:value="0.734529181639979">
                <text:p>0.734529181639979</text:p>
              </table:table-cell>
              <table:table-cell office:value-type="float" office:value="0.735196551260907">
                <text:p>0.735196551260907</text:p>
              </table:table-cell>
              <table:table-cell office:value-type="float" office:value="0.733987088716122">
                <text:p>0.733987088716122</text:p>
              </table:table-cell>
              <table:table-cell office:value-type="float" office:value="0.732763996972237">
                <text:p>0.732763996972237</text:p>
              </table:table-cell>
              <table:table-cell office:value-type="float" office:value="0.731364916888036">
                <text:p>0.731364916888036</text:p>
              </table:table-cell>
              <table:table-cell office:value-type="float" office:value="0.731882361602732">
                <text:p>0.731882361602732</text:p>
              </table:table-cell>
              <table:table-cell office:value-type="float" office:value="0.734228379654131">
                <text:p>0.734228379654131</text:p>
              </table:table-cell>
              <table:table-cell office:value-type="float" office:value="0.734980507469525">
                <text:p>0.734980507469525</text:p>
              </table:table-cell>
              <table:table-cell office:value-type="float" office:value="0.737026635761745">
                <text:p>0.737026635761745</text:p>
              </table:table-cell>
              <table:table-cell office:value-type="float" office:value="0.737647008856903">
                <text:p>0.737647008856903</text:p>
              </table:table-cell>
              <table:table-cell office:value-type="float" office:value="0.739351293367857">
                <text:p>0.739351293367857</text:p>
              </table:table-cell>
              <table:table-cell office:value-type="float" office:value="0.738251610944491">
                <text:p>0.738251610944491</text:p>
              </table:table-cell>
              <table:table-cell office:value-type="float" office:value="0.738811719980712">
                <text:p>0.738811719980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maximum="0.75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02cm" svg:height="8.995cm" xlink:href=".." xlink:type="simple" chart:class="chart:line" chart:style-name="ch1">
        <chart:legend chart:legend-position="end" svg:x="23.478cm" svg:y="2.186cm" style:legend-expansion="custom" svg:width="2.67cm" svg:height="5.204cm" style:legend-expansion-aspect-ratio="0.513066871637202" chart:style-name="ch2"/>
        <chart:plot-area chart:style-name="ch3" table:cell-range-address="Sheet2.A1:Sheet2.BM4" chart:data-source-has-labels="both" svg:x="0.357cm" svg:y="0.177cm" svg:width="27.218cm" svg:height="8.634cm">
          <chart:coordinate-region svg:x="1.29cm" svg:y="0.416cm" svg:width="26.285cm" svg:height="7.303cm"/>
          <chart:axis chart:dimension="x" chart:name="primary-x" chart:style-name="ch4" chartooo:axis-type="auto">
            <chartooo:date-scale/>
            <chart:categories table:cell-range-address="Sheet2.B1:Sheet2.B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M2" chart:label-cell-address="Sheet2.A2:Sheet2.A2" chart:class="chart:line">
            <chart:data-point chart:repeated="64"/>
          </chart:series>
          <chart:series chart:style-name="ch8" chart:values-cell-range-address="Sheet2.B3:Sheet2.BM3" chart:label-cell-address="Sheet2.A3:Sheet2.A3" chart:class="chart:line">
            <chart:data-point chart:repeated="64"/>
          </chart:series>
          <chart:series chart:style-name="ch9" chart:values-cell-range-address="Sheet2.B4:Sheet2.BM4" chart:label-cell-address="Sheet2.A4:Sheet2.A4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</text:p>
                <draw:g>
                  <svg:desc>Sheet2.B1:Sheet2.BM1</svg:desc>
                </draw:g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m4</text:p>
              </table:table-cell>
              <table:table-cell office:value-type="string">
                <text:p>m5</text:p>
              </table:table-cell>
              <table:table-cell office:value-type="string">
                <text:p>m6</text:p>
              </table:table-cell>
              <table:table-cell office:value-type="string">
                <text:p>m7</text:p>
              </table:table-cell>
              <table:table-cell office:value-type="string">
                <text:p>m8</text:p>
              </table:table-cell>
              <table:table-cell office:value-type="string">
                <text:p>m9</text:p>
              </table:table-cell>
              <table:table-cell office:value-type="string">
                <text:p>m10</text:p>
              </table:table-cell>
              <table:table-cell office:value-type="string">
                <text:p>m11</text:p>
              </table:table-cell>
              <table:table-cell office:value-type="string">
                <text:p>m12</text:p>
              </table:table-cell>
              <table:table-cell office:value-type="string">
                <text:p>m13</text:p>
              </table:table-cell>
              <table:table-cell office:value-type="string">
                <text:p>m14</text:p>
              </table:table-cell>
              <table:table-cell office:value-type="string">
                <text:p>m15</text:p>
              </table:table-cell>
              <table:table-cell office:value-type="string">
                <text:p>m16</text:p>
              </table:table-cell>
              <table:table-cell office:value-type="string">
                <text:p>m17</text:p>
              </table:table-cell>
              <table:table-cell office:value-type="string">
                <text:p>m18</text:p>
              </table:table-cell>
              <table:table-cell office:value-type="string">
                <text:p>m19</text:p>
              </table:table-cell>
              <table:table-cell office:value-type="string">
                <text:p>m20</text:p>
              </table:table-cell>
              <table:table-cell office:value-type="string">
                <text:p>m21</text:p>
              </table:table-cell>
              <table:table-cell office:value-type="string">
                <text:p>m22</text:p>
              </table:table-cell>
              <table:table-cell office:value-type="string">
                <text:p>m23</text:p>
              </table:table-cell>
              <table:table-cell office:value-type="string">
                <text:p>m24</text:p>
              </table:table-cell>
              <table:table-cell office:value-type="string">
                <text:p>m25</text:p>
              </table:table-cell>
              <table:table-cell office:value-type="string">
                <text:p>m26</text:p>
              </table:table-cell>
              <table:table-cell office:value-type="string">
                <text:p>m27</text:p>
              </table:table-cell>
              <table:table-cell office:value-type="string">
                <text:p>m28</text:p>
              </table:table-cell>
              <table:table-cell office:value-type="string">
                <text:p>m29</text:p>
              </table:table-cell>
              <table:table-cell office:value-type="string">
                <text:p>m30</text:p>
              </table:table-cell>
              <table:table-cell office:value-type="string">
                <text:p>m31</text:p>
              </table:table-cell>
              <table:table-cell office:value-type="string">
                <text:p>m32</text:p>
              </table:table-cell>
              <table:table-cell office:value-type="string">
                <text:p>m33</text:p>
              </table:table-cell>
              <table:table-cell office:value-type="string">
                <text:p>m34</text:p>
              </table:table-cell>
              <table:table-cell office:value-type="string">
                <text:p>m35</text:p>
              </table:table-cell>
              <table:table-cell office:value-type="string">
                <text:p>m36</text:p>
              </table:table-cell>
              <table:table-cell office:value-type="string">
                <text:p>m37</text:p>
              </table:table-cell>
              <table:table-cell office:value-type="string">
                <text:p>m38</text:p>
              </table:table-cell>
              <table:table-cell office:value-type="string">
                <text:p>m39</text:p>
              </table:table-cell>
              <table:table-cell office:value-type="string">
                <text:p>m40</text:p>
              </table:table-cell>
              <table:table-cell office:value-type="string">
                <text:p>m41</text:p>
              </table:table-cell>
              <table:table-cell office:value-type="string">
                <text:p>m42</text:p>
              </table:table-cell>
              <table:table-cell office:value-type="string">
                <text:p>m43</text:p>
              </table:table-cell>
              <table:table-cell office:value-type="string">
                <text:p>m44</text:p>
              </table:table-cell>
              <table:table-cell office:value-type="string">
                <text:p>m45</text:p>
              </table:table-cell>
              <table:table-cell office:value-type="string">
                <text:p>m46</text:p>
              </table:table-cell>
              <table:table-cell office:value-type="string">
                <text:p>m47</text:p>
              </table:table-cell>
              <table:table-cell office:value-type="string">
                <text:p>m48</text:p>
              </table:table-cell>
              <table:table-cell office:value-type="string">
                <text:p>m49</text:p>
              </table:table-cell>
              <table:table-cell office:value-type="string">
                <text:p>m50</text:p>
              </table:table-cell>
              <table:table-cell office:value-type="string">
                <text:p>m51</text:p>
              </table:table-cell>
              <table:table-cell office:value-type="string">
                <text:p>m52</text:p>
              </table:table-cell>
              <table:table-cell office:value-type="string">
                <text:p>m53</text:p>
              </table:table-cell>
              <table:table-cell office:value-type="string">
                <text:p>m54</text:p>
              </table:table-cell>
              <table:table-cell office:value-type="string">
                <text:p>m55</text:p>
              </table:table-cell>
              <table:table-cell office:value-type="string">
                <text:p>m56</text:p>
              </table:table-cell>
              <table:table-cell office:value-type="string">
                <text:p>m57</text:p>
              </table:table-cell>
              <table:table-cell office:value-type="string">
                <text:p>m58</text:p>
              </table:table-cell>
              <table:table-cell office:value-type="string">
                <text:p>m59</text:p>
              </table:table-cell>
              <table:table-cell office:value-type="string">
                <text:p>m60</text:p>
              </table:table-cell>
              <table:table-cell office:value-type="string">
                <text:p>m61</text:p>
              </table:table-cell>
              <table:table-cell office:value-type="string">
                <text:p>m62</text:p>
              </table:table-cell>
              <table:table-cell office:value-type="string">
                <text:p>m63</text:p>
              </table:table-cell>
              <table:table-cell office:value-type="string">
                <text:p>m64</text:p>
              </table:table-cell>
            </table:table-row>
          </table:table-header-rows>
          <table:table-rows>
            <table:table-row>
              <table:table-cell office:value-type="string">
                <text:p>BIKE-L3:</text:p>
                <draw:g>
                  <svg:desc>Sheet2.A2:Sheet2.A2</svg:desc>
                </draw:g>
              </table:table-cell>
              <table:table-cell office:value-type="float" office:value="0.609375">
                <text:p>0.609375</text:p>
                <draw:g>
                  <svg:desc>Sheet2.B2:Sheet2.BM2</svg:desc>
                </draw:g>
              </table:table-cell>
              <table:table-cell office:value-type="float" office:value="0.672078645923478">
                <text:p>0.672078645923478</text:p>
              </table:table-cell>
              <table:table-cell office:value-type="float" office:value="0.67031150013879">
                <text:p>0.67031150013879</text:p>
              </table:table-cell>
              <table:table-cell office:value-type="float" office:value="0.674682812590145">
                <text:p>0.674682812590145</text:p>
              </table:table-cell>
              <table:table-cell office:value-type="float" office:value="0.678221310510569">
                <text:p>0.678221310510569</text:p>
              </table:table-cell>
              <table:table-cell office:value-type="float" office:value="0.673741468518136">
                <text:p>0.673741468518136</text:p>
              </table:table-cell>
              <table:table-cell office:value-type="float" office:value="0.677752505269085">
                <text:p>0.677752505269085</text:p>
              </table:table-cell>
              <table:table-cell office:value-type="float" office:value="0.675353630139626">
                <text:p>0.675353630139626</text:p>
              </table:table-cell>
              <table:table-cell office:value-type="float" office:value="0.674286879337093">
                <text:p>0.674286879337093</text:p>
              </table:table-cell>
              <table:table-cell office:value-type="float" office:value="0.672337194216671">
                <text:p>0.672337194216671</text:p>
              </table:table-cell>
              <table:table-cell office:value-type="float" office:value="0.690578897336889">
                <text:p>0.690578897336889</text:p>
              </table:table-cell>
              <table:table-cell office:value-type="float" office:value="0.709198214388823">
                <text:p>0.709198214388823</text:p>
              </table:table-cell>
              <table:table-cell office:value-type="float" office:value="0.712176847437084">
                <text:p>0.712176847437084</text:p>
              </table:table-cell>
              <table:table-cell office:value-type="float" office:value="0.721058553501031">
                <text:p>0.721058553501031</text:p>
              </table:table-cell>
              <table:table-cell office:value-type="float" office:value="0.722392124033437">
                <text:p>0.722392124033437</text:p>
              </table:table-cell>
              <table:table-cell office:value-type="float" office:value="0.727309044318049">
                <text:p>0.727309044318049</text:p>
              </table:table-cell>
              <table:table-cell office:value-type="float" office:value="0.725028696644378">
                <text:p>0.725028696644378</text:p>
              </table:table-cell>
              <table:table-cell office:value-type="float" office:value="0.725929708638425">
                <text:p>0.725929708638425</text:p>
              </table:table-cell>
              <table:table-cell office:value-type="float" office:value="0.724097541676631">
                <text:p>0.724097541676631</text:p>
              </table:table-cell>
              <table:table-cell office:value-type="float" office:value="0.724609156831206">
                <text:p>0.724609156831206</text:p>
              </table:table-cell>
              <table:table-cell office:value-type="float" office:value="0.723229510888287">
                <text:p>0.723229510888287</text:p>
              </table:table-cell>
              <table:table-cell office:value-type="float" office:value="0.721053040377536">
                <text:p>0.721053040377536</text:p>
              </table:table-cell>
              <table:table-cell office:value-type="float" office:value="0.721593620965281">
                <text:p>0.721593620965281</text:p>
              </table:table-cell>
              <table:table-cell office:value-type="float" office:value="0.719707090622656">
                <text:p>0.719707090622656</text:p>
              </table:table-cell>
              <table:table-cell office:value-type="float" office:value="0.717948998520248">
                <text:p>0.717948998520248</text:p>
              </table:table-cell>
              <table:table-cell office:value-type="float" office:value="0.716273580670788">
                <text:p>0.716273580670788</text:p>
              </table:table-cell>
              <table:table-cell office:value-type="float" office:value="0.718036232893487">
                <text:p>0.718036232893487</text:p>
              </table:table-cell>
              <table:table-cell office:value-type="float" office:value="0.721384074334365">
                <text:p>0.721384074334365</text:p>
              </table:table-cell>
              <table:table-cell office:value-type="float" office:value="0.722208194163992">
                <text:p>0.722208194163992</text:p>
              </table:table-cell>
              <table:table-cell office:value-type="float" office:value="0.724821804203023">
                <text:p>0.724821804203023</text:p>
              </table:table-cell>
              <table:table-cell office:value-type="float" office:value="0.725369237546016">
                <text:p>0.725369237546016</text:p>
              </table:table-cell>
              <table:table-cell office:value-type="float" office:value="0.727309044318049">
                <text:p>0.727309044318049</text:p>
              </table:table-cell>
              <table:table-cell office:value-type="float" office:value="0.726208510840125">
                <text:p>0.726208510840125</text:p>
              </table:table-cell>
              <table:table-cell office:value-type="float" office:value="0.726664441412553">
                <text:p>0.726664441412553</text:p>
              </table:table-cell>
              <table:table-cell office:value-type="float" office:value="0.725740321284723">
                <text:p>0.725740321284723</text:p>
              </table:table-cell>
              <table:table-cell office:value-type="float" office:value="0.72607882934516">
                <text:p>0.72607882934516</text:p>
              </table:table-cell>
              <table:table-cell office:value-type="float" office:value="0.725327583206521">
                <text:p>0.725327583206521</text:p>
              </table:table-cell>
              <table:table-cell office:value-type="float" office:value="0.724149986088502">
                <text:p>0.724149986088502</text:p>
              </table:table-cell>
              <table:table-cell office:value-type="float" office:value="0.724486308064155">
                <text:p>0.724486308064155</text:p>
              </table:table-cell>
              <table:table-cell office:value-type="float" office:value="0.723414464420374">
                <text:p>0.723414464420374</text:p>
              </table:table-cell>
              <table:table-cell office:value-type="float" office:value="0.722388278068844">
                <text:p>0.722388278068844</text:p>
              </table:table-cell>
              <table:table-cell office:value-type="float" office:value="0.72140710903027">
                <text:p>0.72140710903027</text:p>
              </table:table-cell>
              <table:table-cell office:value-type="float" office:value="0.722149948960322">
                <text:p>0.722149948960322</text:p>
              </table:table-cell>
              <table:table-cell office:value-type="float" office:value="0.72383220944419">
                <text:p>0.72383220944419</text:p>
              </table:table-cell>
              <table:table-cell office:value-type="float" office:value="0.724286320188952">
                <text:p>0.724286320188952</text:p>
              </table:table-cell>
              <table:table-cell office:value-type="float" office:value="0.725759180690186">
                <text:p>0.725759180690186</text:p>
              </table:table-cell>
              <table:table-cell office:value-type="float" office:value="0.726103808134844">
                <text:p>0.726103808134844</text:p>
              </table:table-cell>
              <table:table-cell office:value-type="float" office:value="0.727309044318049">
                <text:p>0.727309044318049</text:p>
              </table:table-cell>
              <table:table-cell office:value-type="float" office:value="0.726585628226116">
                <text:p>0.726585628226116</text:p>
              </table:table-cell>
              <table:table-cell office:value-type="float" office:value="0.726891381350733">
                <text:p>0.726891381350733</text:p>
              </table:table-cell>
              <table:table-cell office:value-type="float" office:value="0.726276849298717">
                <text:p>0.726276849298717</text:p>
              </table:table-cell>
              <table:table-cell office:value-type="float" office:value="0.726526699947932">
                <text:p>0.726526699947932</text:p>
              </table:table-cell>
              <table:table-cell office:value-type="float" office:value="0.726014663589156">
                <text:p>0.726014663589156</text:p>
              </table:table-cell>
              <table:table-cell office:value-type="float" office:value="0.725214053287641">
                <text:p>0.725214053287641</text:p>
              </table:table-cell>
              <table:table-cell office:value-type="float" office:value="0.725460360097165">
                <text:p>0.725460360097165</text:p>
              </table:table-cell>
              <table:table-cell office:value-type="float" office:value="0.724719540691782">
                <text:p>0.724719540691782</text:p>
              </table:table-cell>
              <table:table-cell office:value-type="float" office:value="0.724005032895019">
                <text:p>0.724005032895019</text:p>
              </table:table-cell>
              <table:table-cell office:value-type="float" office:value="0.72332298548741">
                <text:p>0.72332298548741</text:p>
              </table:table-cell>
              <table:table-cell office:value-type="float" office:value="0.723762978418766">
                <text:p>0.723762978418766</text:p>
              </table:table-cell>
              <table:table-cell office:value-type="float" office:value="0.724859352073403">
                <text:p>0.724859352073403</text:p>
              </table:table-cell>
              <table:table-cell office:value-type="float" office:value="0.725169096665011">
                <text:p>0.725169096665011</text:p>
              </table:table-cell>
              <table:table-cell office:value-type="float" office:value="0.726184615192325">
                <text:p>0.726184615192325</text:p>
              </table:table-cell>
              <table:table-cell office:value-type="float" office:value="0.726436116719806">
                <text:p>0.726436116719806</text:p>
              </table:table-cell>
              <table:table-cell office:value-type="float" office:value="0.727309044318049">
                <text:p>0.727309044318049</text:p>
              </table:table-cell>
            </table:table-row>
            <table:table-row>
              <table:table-cell office:value-type="string">
                <text:p>Kyber768:</text:p>
                <draw:g>
                  <svg:desc>Sheet2.A3:Sheet2.A3</svg:desc>
                </draw:g>
              </table:table-cell>
              <table:table-cell office:value-type="float" office:value="0.6171875">
                <text:p>0.6171875</text:p>
                <draw:g>
                  <svg:desc>Sheet2.B3:Sheet2.BM3</svg:desc>
                </draw:g>
              </table:table-cell>
              <table:table-cell office:value-type="float" office:value="0.682495312590145">
                <text:p>0.682495312590145</text:p>
              </table:table-cell>
              <table:table-cell office:value-type="float" office:value="0.67968650013879">
                <text:p>0.67968650013879</text:p>
              </table:table-cell>
              <table:table-cell office:value-type="float" office:value="0.685099479256811">
                <text:p>0.685099479256811</text:p>
              </table:table-cell>
              <table:table-cell office:value-type="float" office:value="0.687986935510569">
                <text:p>0.687986935510569</text:p>
              </table:table-cell>
              <table:table-cell office:value-type="float" office:value="0.68593650013879">
                <text:p>0.68593650013879</text:p>
              </table:table-cell>
              <table:table-cell office:value-type="float" office:value="0.690259352196952">
                <text:p>0.690259352196952</text:p>
              </table:table-cell>
              <table:table-cell office:value-type="float" office:value="0.689263033401481">
                <text:p>0.689263033401481</text:p>
              </table:table-cell>
              <table:table-cell office:value-type="float" office:value="0.687509182434964">
                <text:p>0.687509182434964</text:p>
              </table:table-cell>
              <table:table-cell office:value-type="float" office:value="0.685018089457219">
                <text:p>0.685018089457219</text:p>
              </table:table-cell>
              <table:table-cell office:value-type="float" office:value="0.70341031694237">
                <text:p>0.70341031694237</text:p>
              </table:table-cell>
              <table:table-cell office:value-type="float" office:value="0.726153905925038">
                <text:p>0.726153905925038</text:p>
              </table:table-cell>
              <table:table-cell office:value-type="float" office:value="0.729460399560361">
                <text:p>0.729460399560361</text:p>
              </table:table-cell>
              <table:table-cell office:value-type="float" office:value="0.740592726345807">
                <text:p>0.740592726345807</text:p>
              </table:table-cell>
              <table:table-cell office:value-type="float" office:value="0.742120924226111">
                <text:p>0.742120924226111</text:p>
              </table:table-cell>
              <table:table-cell office:value-type="float" office:value="0.7486201733307">
                <text:p>0.7486201733307</text:p>
              </table:table-cell>
              <table:table-cell office:value-type="float" office:value="0.745578451693287">
                <text:p>0.745578451693287</text:p>
              </table:table-cell>
              <table:table-cell office:value-type="float" office:value="0.746611747100184">
                <text:p>0.746611747100184</text:p>
              </table:table-cell>
              <table:table-cell office:value-type="float" office:value="0.743725834604354">
                <text:p>0.743725834604354</text:p>
              </table:table-cell>
              <table:table-cell office:value-type="float" office:value="0.744348627724503">
                <text:p>0.744348627724503</text:p>
              </table:table-cell>
              <table:table-cell office:value-type="float" office:value="0.742410572610399">
                <text:p>0.742410572610399</text:p>
              </table:table-cell>
              <table:table-cell office:value-type="float" office:value="0.740380868026028">
                <text:p>0.740380868026028</text:p>
              </table:table-cell>
              <table:table-cell office:value-type="float" office:value="0.741001573677294">
                <text:p>0.741001573677294</text:p>
              </table:table-cell>
              <table:table-cell office:value-type="float" office:value="0.73917812865501">
                <text:p>0.73917812865501</text:p>
              </table:table-cell>
              <table:table-cell office:value-type="float" office:value="0.737323900059524">
                <text:p>0.737323900059524</text:p>
              </table:table-cell>
              <table:table-cell office:value-type="float" office:value="0.735218333601759">
                <text:p>0.735218333601759</text:p>
              </table:table-cell>
              <table:table-cell office:value-type="float" office:value="0.736556198219375">
                <text:p>0.736556198219375</text:p>
              </table:table-cell>
              <table:table-cell office:value-type="float" office:value="0.740918247179141">
                <text:p>0.740918247179141</text:p>
              </table:table-cell>
              <table:table-cell office:value-type="float" office:value="0.741850422190584">
                <text:p>0.741850422190584</text:p>
              </table:table-cell>
              <table:table-cell office:value-type="float" office:value="0.745316630577255">
                <text:p>0.745316630577255</text:p>
              </table:table-cell>
              <table:table-cell office:value-type="float" office:value="0.745947921257102">
                <text:p>0.745947921257102</text:p>
              </table:table-cell>
              <table:table-cell office:value-type="float" office:value="0.7486201733307">
                <text:p>0.7486201733307</text:p>
              </table:table-cell>
              <table:table-cell office:value-type="float" office:value="0.747126892349277">
                <text:p>0.747126892349277</text:p>
              </table:table-cell>
              <table:table-cell office:value-type="float" office:value="0.747652175029194">
                <text:p>0.747652175029194</text:p>
              </table:table-cell>
              <table:table-cell office:value-type="float" office:value="0.746128362834207">
                <text:p>0.746128362834207</text:p>
              </table:table-cell>
              <table:table-cell office:value-type="float" office:value="0.746529821256031">
                <text:p>0.746529821256031</text:p>
              </table:table-cell>
              <table:table-cell office:value-type="float" office:value="0.745446207777049">
                <text:p>0.745446207777049</text:p>
              </table:table-cell>
              <table:table-cell office:value-type="float" office:value="0.744326382033376">
                <text:p>0.744326382033376</text:p>
              </table:table-cell>
              <table:table-cell office:value-type="float" office:value="0.744714753163518">
                <text:p>0.744714753163518</text:p>
              </table:table-cell>
              <table:table-cell office:value-type="float" office:value="0.743653660540977">
                <text:p>0.743653660540977</text:p>
              </table:table-cell>
              <table:table-cell office:value-type="float" office:value="0.742571654933272">
                <text:p>0.742571654933272</text:p>
              </table:table-cell>
              <table:table-cell office:value-type="float" office:value="0.741306892011806">
                <text:p>0.741306892011806</text:p>
              </table:table-cell>
              <table:table-cell office:value-type="float" office:value="0.741758786575479">
                <text:p>0.741758786575479</text:p>
              </table:table-cell>
              <table:table-cell office:value-type="float" office:value="0.744024829907399">
                <text:p>0.744024829907399</text:p>
              </table:table-cell>
              <table:table-cell office:value-type="float" office:value="0.744542098610835">
                <text:p>0.744542098610835</text:p>
              </table:table-cell>
              <table:table-cell office:value-type="float" office:value="0.746540299026225">
                <text:p>0.746540299026225</text:p>
              </table:table-cell>
              <table:table-cell office:value-type="float" office:value="0.746938286256824">
                <text:p>0.746938286256824</text:p>
              </table:table-cell>
              <table:table-cell office:value-type="float" office:value="0.7486201733307">
                <text:p>0.7486201733307</text:p>
              </table:table-cell>
              <table:table-cell office:value-type="float" office:value="0.747632126366389">
                <text:p>0.747632126366389</text:p>
              </table:table-cell>
              <table:table-cell office:value-type="float" office:value="0.747984917924155">
                <text:p>0.747984917924155</text:p>
              </table:table-cell>
              <table:table-cell office:value-type="float" office:value="0.746951437571862">
                <text:p>0.746951437571862</text:p>
              </table:table-cell>
              <table:table-cell office:value-type="float" office:value="0.747245275801731">
                <text:p>0.747245275801731</text:p>
              </table:table-cell>
              <table:table-cell office:value-type="float" office:value="0.746497188201834">
                <text:p>0.746497188201834</text:p>
              </table:table-cell>
              <table:table-cell office:value-type="float" office:value="0.745729886449072">
                <text:p>0.745729886449072</text:p>
              </table:table-cell>
              <table:table-cell office:value-type="float" office:value="0.746014668311059">
                <text:p>0.746014668311059</text:p>
              </table:table-cell>
              <table:table-cell office:value-type="float" office:value="0.745273806813687">
                <text:p>0.745273806813687</text:p>
              </table:table-cell>
              <table:table-cell office:value-type="float" office:value="0.744519667672655">
                <text:p>0.744519667672655</text:p>
              </table:table-cell>
              <table:table-cell office:value-type="float" office:value="0.743626996630148">
                <text:p>0.743626996630148</text:p>
              </table:table-cell>
              <table:table-cell office:value-type="float" office:value="0.74384838260417">
                <text:p>0.74384838260417</text:p>
              </table:table-cell>
              <table:table-cell office:value-type="float" office:value="0.745354178447634">
                <text:p>0.745354178447634</text:p>
              </table:table-cell>
              <table:table-cell office:value-type="float" office:value="0.745708312395249">
                <text:p>0.745708312395249</text:p>
              </table:table-cell>
              <table:table-cell office:value-type="float" office:value="0.747103334169933">
                <text:p>0.747103334169933</text:p>
              </table:table-cell>
              <table:table-cell office:value-type="float" office:value="0.747393954338622">
                <text:p>0.747393954338622</text:p>
              </table:table-cell>
              <table:table-cell office:value-type="float" office:value="0.7486201733307">
                <text:p>0.7486201733307</text:p>
              </table:table-cell>
            </table:table-row>
            <table:table-row>
              <table:table-cell office:value-type="string">
                <text:p>Classic-McEliece-6960119:</text:p>
                <draw:g>
                  <svg:desc>Sheet2.A4:Sheet2.A4</svg:desc>
                </draw:g>
              </table:table-cell>
              <table:table-cell office:value-type="float" office:value="0.609375">
                <text:p>0.609375</text:p>
                <draw:g>
                  <svg:desc>Sheet2.B4:Sheet2.BM4</svg:desc>
                </draw:g>
              </table:table-cell>
              <table:table-cell office:value-type="float" office:value="0.67011279305326">
                <text:p>0.67011279305326</text:p>
              </table:table-cell>
              <table:table-cell office:value-type="float" office:value="0.666616925175352">
                <text:p>0.666616925175352</text:p>
              </table:table-cell>
              <table:table-cell office:value-type="float" office:value="0.672716959719927">
                <text:p>0.672716959719927</text:p>
              </table:table-cell>
              <table:table-cell office:value-type="float" office:value="0.674954730463746">
                <text:p>0.674954730463746</text:p>
              </table:table-cell>
              <table:table-cell office:value-type="float" office:value="0.66963121466748">
                <text:p>0.66963121466748</text:p>
              </table:table-cell>
              <table:table-cell office:value-type="float" office:value="0.674248007878285">
                <text:p>0.674248007878285</text:p>
              </table:table-cell>
              <table:table-cell office:value-type="float" office:value="0.673459941501735">
                <text:p>0.673459941501735</text:p>
              </table:table-cell>
              <table:table-cell office:value-type="float" office:value="0.669839781749667">
                <text:p>0.669839781749667</text:p>
              </table:table-cell>
              <table:table-cell office:value-type="float" office:value="0.667819144933173">
                <text:p>0.667819144933173</text:p>
              </table:table-cell>
              <table:table-cell office:value-type="float" office:value="0.685856296347509">
                <text:p>0.685856296347509</text:p>
              </table:table-cell>
              <table:table-cell office:value-type="float" office:value="0.706483344856187">
                <text:p>0.706483344856187</text:p>
              </table:table-cell>
              <table:table-cell office:value-type="float" office:value="0.709458128271843">
                <text:p>0.709458128271843</text:p>
              </table:table-cell>
              <table:table-cell office:value-type="float" office:value="0.719917493527067">
                <text:p>0.719917493527067</text:p>
              </table:table-cell>
              <table:table-cell office:value-type="float" office:value="0.721278920068447">
                <text:p>0.721278920068447</text:p>
              </table:table-cell>
              <table:table-cell office:value-type="float" office:value="0.727362697009792">
                <text:p>0.727362697009792</text:p>
              </table:table-cell>
              <table:table-cell office:value-type="float" office:value="0.724788785327377">
                <text:p>0.724788785327377</text:p>
              </table:table-cell>
              <table:table-cell office:value-type="float" office:value="0.725688909294747">
                <text:p>0.725688909294747</text:p>
              </table:table-cell>
              <table:table-cell office:value-type="float" office:value="0.723589327161273">
                <text:p>0.723589327161273</text:p>
              </table:table-cell>
              <table:table-cell office:value-type="float" office:value="0.724145859210527">
                <text:p>0.724145859210527</text:p>
              </table:table-cell>
              <table:table-cell office:value-type="float" office:value="0.722518739901432">
                <text:p>0.722518739901432</text:p>
              </table:table-cell>
              <table:table-cell office:value-type="float" office:value="0.719946029451975">
                <text:p>0.719946029451975</text:p>
              </table:table-cell>
              <table:table-cell office:value-type="float" office:value="0.720526133544725">
                <text:p>0.720526133544725</text:p>
              </table:table-cell>
              <table:table-cell office:value-type="float" office:value="0.718991986164913">
                <text:p>0.718991986164913</text:p>
              </table:table-cell>
              <table:table-cell office:value-type="float" office:value="0.716737960404244">
                <text:p>0.716737960404244</text:p>
              </table:table-cell>
              <table:table-cell office:value-type="float" office:value="0.714919050055079">
                <text:p>0.714919050055079</text:p>
              </table:table-cell>
              <table:table-cell office:value-type="float" office:value="0.716507446658163">
                <text:p>0.716507446658163</text:p>
              </table:table-cell>
              <table:table-cell office:value-type="float" office:value="0.7202430143604">
                <text:p>0.7202430143604</text:p>
              </table:table-cell>
              <table:table-cell office:value-type="float" office:value="0.721064205598763">
                <text:p>0.721064205598763</text:p>
              </table:table-cell>
              <table:table-cell office:value-type="float" office:value="0.724313494983781">
                <text:p>0.724313494983781</text:p>
              </table:table-cell>
              <table:table-cell office:value-type="float" office:value="0.724864339833418">
                <text:p>0.724864339833418</text:p>
              </table:table-cell>
              <table:table-cell office:value-type="float" office:value="0.727362697009792">
                <text:p>0.727362697009792</text:p>
              </table:table-cell>
              <table:table-cell office:value-type="float" office:value="0.726106786386628">
                <text:p>0.726106786386628</text:p>
              </table:table-cell>
              <table:table-cell office:value-type="float" office:value="0.726559993677381">
                <text:p>0.726559993677381</text:p>
              </table:table-cell>
              <table:table-cell office:value-type="float" office:value="0.725488298694968">
                <text:p>0.725488298694968</text:p>
              </table:table-cell>
              <table:table-cell office:value-type="float" office:value="0.725838030001482">
                <text:p>0.725838030001482</text:p>
              </table:table-cell>
              <table:table-cell office:value-type="float" office:value="0.724945915156724">
                <text:p>0.724945915156724</text:p>
              </table:table-cell>
              <table:table-cell office:value-type="float" office:value="0.723521849159418">
                <text:p>0.723521849159418</text:p>
              </table:table-cell>
              <table:table-cell office:value-type="float" office:value="0.723869602499254">
                <text:p>0.723869602499254</text:p>
              </table:table-cell>
              <table:table-cell office:value-type="float" office:value="0.72299162954121">
                <text:p>0.72299162954121</text:p>
              </table:table-cell>
              <table:table-cell office:value-type="float" office:value="0.721679066483366">
                <text:p>0.721679066483366</text:p>
              </table:table-cell>
              <table:table-cell office:value-type="float" office:value="0.720595796440019">
                <text:p>0.720595796440019</text:p>
              </table:table-cell>
              <table:table-cell office:value-type="float" office:value="0.721233745384523">
                <text:p>0.721233745384523</text:p>
              </table:table-cell>
              <table:table-cell office:value-type="float" office:value="0.723121679026577">
                <text:p>0.723121679026577</text:p>
              </table:table-cell>
              <table:table-cell office:value-type="float" office:value="0.723573289421639">
                <text:p>0.723573289421639</text:p>
              </table:table-cell>
              <table:table-cell office:value-type="float" office:value="0.725445280095198">
                <text:p>0.725445280095198</text:p>
              </table:table-cell>
              <table:table-cell office:value-type="float" office:value="0.725790054495611">
                <text:p>0.725790054495611</text:p>
              </table:table-cell>
              <table:table-cell office:value-type="float" office:value="0.727362697009792">
                <text:p>0.727362697009792</text:p>
              </table:table-cell>
              <table:table-cell office:value-type="float" office:value="0.726533661507192">
                <text:p>0.726533661507192</text:p>
              </table:table-cell>
              <table:table-cell office:value-type="float" office:value="0.726836989415878">
                <text:p>0.726836989415878</text:p>
              </table:table-cell>
              <table:table-cell office:value-type="float" office:value="0.726120526451499">
                <text:p>0.726120526451499</text:p>
              </table:table-cell>
              <table:table-cell office:value-type="float" office:value="0.726374603104876">
                <text:p>0.726374603104876</text:p>
              </table:table-cell>
              <table:table-cell office:value-type="float" office:value="0.725763957039221">
                <text:p>0.725763957039221</text:p>
              </table:table-cell>
              <table:table-cell office:value-type="float" office:value="0.724784848773532">
                <text:p>0.724784848773532</text:p>
              </table:table-cell>
              <table:table-cell office:value-type="float" office:value="0.72503585812317">
                <text:p>0.72503585812317</text:p>
              </table:table-cell>
              <table:table-cell office:value-type="float" office:value="0.724428123570837">
                <text:p>0.724428123570837</text:p>
              </table:table-cell>
              <table:table-cell office:value-type="float" office:value="0.723511477518913">
                <text:p>0.723511477518913</text:p>
              </table:table-cell>
              <table:table-cell office:value-type="float" office:value="0.722751012615062">
                <text:p>0.722751012615062</text:p>
              </table:table-cell>
              <table:table-cell office:value-type="float" office:value="0.723116408356127">
                <text:p>0.723116408356127</text:p>
              </table:table-cell>
              <table:table-cell office:value-type="float" office:value="0.72435104285416">
                <text:p>0.72435104285416</text:p>
              </table:table-cell>
              <table:table-cell office:value-type="float" office:value="0.724658679942114">
                <text:p>0.724658679942114</text:p>
              </table:table-cell>
              <table:table-cell office:value-type="float" office:value="0.72596516675857">
                <text:p>0.72596516675857</text:p>
              </table:table-cell>
              <table:table-cell office:value-type="float" office:value="0.726216007543835">
                <text:p>0.726216007543835</text:p>
              </table:table-cell>
              <table:table-cell office:value-type="float" office:value="0.727362697009792">
                <text:p>0.727362697009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8" chart:maximum="0.75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951cm" svg:height="8.995cm" xlink:href=".." xlink:type="simple" chart:class="chart:line" chart:style-name="ch1">
        <chart:title svg:x="10.407cm" svg:y="0.315cm" chart:style-name="ch2">
          <text:p>Entropy escalation of AES=f(KEM)</text:p>
        </chart:title>
        <chart:legend chart:legend-position="end" svg:x="21.938cm" svg:y="5.143cm" style:legend-expansion="custom" svg:width="5.306cm" svg:height="1.831cm" style:legend-expansion-aspect-ratio="2.89787001638449" chart:style-name="ch3"/>
        <chart:plot-area chart:style-name="ch4" table:cell-range-address="Sheet3.A1:Sheet3.BM4" chart:data-source-has-labels="both" svg:x="0.362cm" svg:y="1.617cm" svg:width="27.586cm" svg:height="7.196cm">
          <chart:coordinate-region svg:x="1.295cm" svg:y="1.617cm" svg:width="26.653cm" svg:height="6.105cm"/>
          <chart:axis chart:dimension="x" chart:name="primary-x" chart:style-name="ch5" chartooo:axis-type="auto">
            <chartooo:date-scale/>
            <chart:categories table:cell-range-address="Sheet3.B1:Sheet3.BM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B2:Sheet3.BM2" chart:label-cell-address="Sheet3.A2:Sheet3.A2" chart:class="chart:line">
            <chart:data-point chart:repeated="64"/>
          </chart:series>
          <chart:series chart:style-name="ch9" chart:values-cell-range-address="Sheet3.B3:Sheet3.BM3" chart:label-cell-address="Sheet3.A3:Sheet3.A3" chart:class="chart:line">
            <chart:data-point chart:repeated="64"/>
          </chart:series>
          <chart:series chart:style-name="ch10" chart:values-cell-range-address="Sheet3.B4:Sheet3.BM4" chart:label-cell-address="Sheet3.A4:Sheet3.A4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</text:p>
                <draw:g>
                  <svg:desc>Sheet3.B1:Sheet3.BM1</svg:desc>
                </draw:g>
              </table:table-cell>
              <table:table-cell office:value-type="string">
                <text:p>m2</text:p>
              </table:table-cell>
              <table:table-cell office:value-type="string">
                <text:p>m3</text:p>
              </table:table-cell>
              <table:table-cell office:value-type="string">
                <text:p>m4</text:p>
              </table:table-cell>
              <table:table-cell office:value-type="string">
                <text:p>m5</text:p>
              </table:table-cell>
              <table:table-cell office:value-type="string">
                <text:p>m6</text:p>
              </table:table-cell>
              <table:table-cell office:value-type="string">
                <text:p>m7</text:p>
              </table:table-cell>
              <table:table-cell office:value-type="string">
                <text:p>m8</text:p>
              </table:table-cell>
              <table:table-cell office:value-type="string">
                <text:p>m9</text:p>
              </table:table-cell>
              <table:table-cell office:value-type="string">
                <text:p>m10</text:p>
              </table:table-cell>
              <table:table-cell office:value-type="string">
                <text:p>m11</text:p>
              </table:table-cell>
              <table:table-cell office:value-type="string">
                <text:p>m12</text:p>
              </table:table-cell>
              <table:table-cell office:value-type="string">
                <text:p>m13</text:p>
              </table:table-cell>
              <table:table-cell office:value-type="string">
                <text:p>m14</text:p>
              </table:table-cell>
              <table:table-cell office:value-type="string">
                <text:p>m15</text:p>
              </table:table-cell>
              <table:table-cell office:value-type="string">
                <text:p>m16</text:p>
              </table:table-cell>
              <table:table-cell office:value-type="string">
                <text:p>m17</text:p>
              </table:table-cell>
              <table:table-cell office:value-type="string">
                <text:p>m18</text:p>
              </table:table-cell>
              <table:table-cell office:value-type="string">
                <text:p>m19</text:p>
              </table:table-cell>
              <table:table-cell office:value-type="string">
                <text:p>m20</text:p>
              </table:table-cell>
              <table:table-cell office:value-type="string">
                <text:p>m21</text:p>
              </table:table-cell>
              <table:table-cell office:value-type="string">
                <text:p>m22</text:p>
              </table:table-cell>
              <table:table-cell office:value-type="string">
                <text:p>m23</text:p>
              </table:table-cell>
              <table:table-cell office:value-type="string">
                <text:p>m24</text:p>
              </table:table-cell>
              <table:table-cell office:value-type="string">
                <text:p>m25</text:p>
              </table:table-cell>
              <table:table-cell office:value-type="string">
                <text:p>m26</text:p>
              </table:table-cell>
              <table:table-cell office:value-type="string">
                <text:p>m27</text:p>
              </table:table-cell>
              <table:table-cell office:value-type="string">
                <text:p>m28</text:p>
              </table:table-cell>
              <table:table-cell office:value-type="string">
                <text:p>m29</text:p>
              </table:table-cell>
              <table:table-cell office:value-type="string">
                <text:p>m30</text:p>
              </table:table-cell>
              <table:table-cell office:value-type="string">
                <text:p>m31</text:p>
              </table:table-cell>
              <table:table-cell office:value-type="string">
                <text:p>m32</text:p>
              </table:table-cell>
              <table:table-cell office:value-type="string">
                <text:p>m33</text:p>
              </table:table-cell>
              <table:table-cell office:value-type="string">
                <text:p>m34</text:p>
              </table:table-cell>
              <table:table-cell office:value-type="string">
                <text:p>m35</text:p>
              </table:table-cell>
              <table:table-cell office:value-type="string">
                <text:p>m36</text:p>
              </table:table-cell>
              <table:table-cell office:value-type="string">
                <text:p>m37</text:p>
              </table:table-cell>
              <table:table-cell office:value-type="string">
                <text:p>m38</text:p>
              </table:table-cell>
              <table:table-cell office:value-type="string">
                <text:p>m39</text:p>
              </table:table-cell>
              <table:table-cell office:value-type="string">
                <text:p>m40</text:p>
              </table:table-cell>
              <table:table-cell office:value-type="string">
                <text:p>m41</text:p>
              </table:table-cell>
              <table:table-cell office:value-type="string">
                <text:p>m42</text:p>
              </table:table-cell>
              <table:table-cell office:value-type="string">
                <text:p>m43</text:p>
              </table:table-cell>
              <table:table-cell office:value-type="string">
                <text:p>m44</text:p>
              </table:table-cell>
              <table:table-cell office:value-type="string">
                <text:p>m45</text:p>
              </table:table-cell>
              <table:table-cell office:value-type="string">
                <text:p>m46</text:p>
              </table:table-cell>
              <table:table-cell office:value-type="string">
                <text:p>m47</text:p>
              </table:table-cell>
              <table:table-cell office:value-type="string">
                <text:p>m48</text:p>
              </table:table-cell>
              <table:table-cell office:value-type="string">
                <text:p>m49</text:p>
              </table:table-cell>
              <table:table-cell office:value-type="string">
                <text:p>m50</text:p>
              </table:table-cell>
              <table:table-cell office:value-type="string">
                <text:p>m51</text:p>
              </table:table-cell>
              <table:table-cell office:value-type="string">
                <text:p>m52</text:p>
              </table:table-cell>
              <table:table-cell office:value-type="string">
                <text:p>m53</text:p>
              </table:table-cell>
              <table:table-cell office:value-type="string">
                <text:p>m54</text:p>
              </table:table-cell>
              <table:table-cell office:value-type="string">
                <text:p>m55</text:p>
              </table:table-cell>
              <table:table-cell office:value-type="string">
                <text:p>m56</text:p>
              </table:table-cell>
              <table:table-cell office:value-type="string">
                <text:p>m57</text:p>
              </table:table-cell>
              <table:table-cell office:value-type="string">
                <text:p>m58</text:p>
              </table:table-cell>
              <table:table-cell office:value-type="string">
                <text:p>m59</text:p>
              </table:table-cell>
              <table:table-cell office:value-type="string">
                <text:p>m60</text:p>
              </table:table-cell>
              <table:table-cell office:value-type="string">
                <text:p>m61</text:p>
              </table:table-cell>
              <table:table-cell office:value-type="string">
                <text:p>m62</text:p>
              </table:table-cell>
              <table:table-cell office:value-type="string">
                <text:p>m63</text:p>
              </table:table-cell>
              <table:table-cell office:value-type="string">
                <text:p>m64</text:p>
              </table:table-cell>
            </table:table-row>
          </table:table-header-rows>
          <table:table-rows>
            <table:table-row>
              <table:table-cell office:value-type="string">
                <text:p>BIKE-L3:</text:p>
                <draw:g>
                  <svg:desc>Sheet3.A2:Sheet3.A2</svg:desc>
                </draw:g>
              </table:table-cell>
              <table:table-cell office:value-type="float" office:value="0.606426220694673">
                <text:p>0.606426220694673</text:p>
                <draw:g>
                  <svg:desc>Sheet3.B2:Sheet3.BM2</svg:desc>
                </draw:g>
              </table:table-cell>
              <table:table-cell office:value-type="float" office:value="0.661095095015022">
                <text:p>0.661095095015022</text:p>
              </table:table-cell>
              <table:table-cell office:value-type="float" office:value="0.674675825019255">
                <text:p>0.674675825019255</text:p>
              </table:table-cell>
              <table:table-cell office:value-type="float" office:value="0.676047880050746">
                <text:p>0.676047880050746</text:p>
              </table:table-cell>
              <table:table-cell office:value-type="float" office:value="0.678184651468013">
                <text:p>0.678184651468013</text:p>
              </table:table-cell>
              <table:table-cell office:value-type="float" office:value="0.675244246763289">
                <text:p>0.675244246763289</text:p>
              </table:table-cell>
              <table:table-cell office:value-type="float" office:value="0.676305106788396">
                <text:p>0.676305106788396</text:p>
              </table:table-cell>
              <table:table-cell office:value-type="float" office:value="0.677751629482653">
                <text:p>0.677751629482653</text:p>
              </table:table-cell>
              <table:table-cell office:value-type="float" office:value="0.6753222642281">
                <text:p>0.6753222642281</text:p>
              </table:table-cell>
              <table:table-cell office:value-type="float" office:value="0.672639322170376">
                <text:p>0.672639322170376</text:p>
              </table:table-cell>
              <table:table-cell office:value-type="float" office:value="0.682247770269284">
                <text:p>0.682247770269284</text:p>
              </table:table-cell>
              <table:table-cell office:value-type="float" office:value="0.702264131718124">
                <text:p>0.702264131718124</text:p>
              </table:table-cell>
              <table:table-cell office:value-type="float" office:value="0.713633959529849">
                <text:p>0.713633959529849</text:p>
              </table:table-cell>
              <table:table-cell office:value-type="float" office:value="0.720717851452371">
                <text:p>0.720717851452371</text:p>
              </table:table-cell>
              <table:table-cell office:value-type="float" office:value="0.726004003671329">
                <text:p>0.726004003671329</text:p>
              </table:table-cell>
              <table:table-cell office:value-type="float" office:value="0.730407403237461">
                <text:p>0.730407403237461</text:p>
              </table:table-cell>
              <table:table-cell office:value-type="float" office:value="0.731722882363522">
                <text:p>0.731722882363522</text:p>
              </table:table-cell>
              <table:table-cell office:value-type="float" office:value="0.731053070381617">
                <text:p>0.731053070381617</text:p>
              </table:table-cell>
              <table:table-cell office:value-type="float" office:value="0.730235671697708">
                <text:p>0.730235671697708</text:p>
              </table:table-cell>
              <table:table-cell office:value-type="float" office:value="0.729363082638207">
                <text:p>0.729363082638207</text:p>
              </table:table-cell>
              <table:table-cell office:value-type="float" office:value="0.72868160758122">
                <text:p>0.72868160758122</text:p>
              </table:table-cell>
              <table:table-cell office:value-type="float" office:value="0.726465562242886">
                <text:p>0.726465562242886</text:p>
              </table:table-cell>
              <table:table-cell office:value-type="float" office:value="0.725829681147332">
                <text:p>0.725829681147332</text:p>
              </table:table-cell>
              <table:table-cell office:value-type="float" office:value="0.725226805832531">
                <text:p>0.725226805832531</text:p>
              </table:table-cell>
              <table:table-cell office:value-type="float" office:value="0.723201546669381">
                <text:p>0.723201546669381</text:p>
              </table:table-cell>
              <table:table-cell office:value-type="float" office:value="0.721170373421114">
                <text:p>0.721170373421114</text:p>
              </table:table-cell>
              <table:table-cell office:value-type="float" office:value="0.720907937100468">
                <text:p>0.720907937100468</text:p>
              </table:table-cell>
              <table:table-cell office:value-type="float" office:value="0.723760203906545">
                <text:p>0.723760203906545</text:p>
              </table:table-cell>
              <table:table-cell office:value-type="float" office:value="0.72636711633822">
                <text:p>0.72636711633822</text:p>
              </table:table-cell>
              <table:table-cell office:value-type="float" office:value="0.728415790108011">
                <text:p>0.728415790108011</text:p>
              </table:table-cell>
              <table:table-cell office:value-type="float" office:value="0.730181092208482">
                <text:p>0.730181092208482</text:p>
              </table:table-cell>
              <table:table-cell office:value-type="float" office:value="0.731929946455463">
                <text:p>0.731929946455463</text:p>
              </table:table-cell>
              <table:table-cell office:value-type="float" office:value="0.732439198554799">
                <text:p>0.732439198554799</text:p>
              </table:table-cell>
              <table:table-cell office:value-type="float" office:value="0.73211298729751">
                <text:p>0.73211298729751</text:p>
              </table:table-cell>
              <table:table-cell office:value-type="float" office:value="0.731690927047391">
                <text:p>0.731690927047391</text:p>
              </table:table-cell>
              <table:table-cell office:value-type="float" office:value="0.731259291076087">
                <text:p>0.731259291076087</text:p>
              </table:table-cell>
              <table:table-cell office:value-type="float" office:value="0.73092041435825">
                <text:p>0.73092041435825</text:p>
              </table:table-cell>
              <table:table-cell office:value-type="float" office:value="0.729707481653229">
                <text:p>0.729707481653229</text:p>
              </table:table-cell>
              <table:table-cell office:value-type="float" office:value="0.729379441961368">
                <text:p>0.729379441961368</text:p>
              </table:table-cell>
              <table:table-cell office:value-type="float" office:value="0.729050223400808">
                <text:p>0.729050223400808</text:p>
              </table:table-cell>
              <table:table-cell office:value-type="float" office:value="0.727879524079103">
                <text:p>0.727879524079103</text:p>
              </table:table-cell>
              <table:table-cell office:value-type="float" office:value="0.726687974917889">
                <text:p>0.726687974917889</text:p>
              </table:table-cell>
              <table:table-cell office:value-type="float" office:value="0.726345600045437">
                <text:p>0.726345600045437</text:p>
              </table:table-cell>
              <table:table-cell office:value-type="float" office:value="0.727699761501626">
                <text:p>0.727699761501626</text:p>
              </table:table-cell>
              <table:table-cell office:value-type="float" office:value="0.729089862497167">
                <text:p>0.729089862497167</text:p>
              </table:table-cell>
              <table:table-cell office:value-type="float" office:value="0.730236086285464">
                <text:p>0.730236086285464</text:p>
              </table:table-cell>
              <table:table-cell office:value-type="float" office:value="0.731270126323188">
                <text:p>0.731270126323188</text:p>
              </table:table-cell>
              <table:table-cell office:value-type="float" office:value="0.732361563694454">
                <text:p>0.732361563694454</text:p>
              </table:table-cell>
              <table:table-cell office:value-type="float" office:value="0.732673289576361">
                <text:p>0.732673289576361</text:p>
              </table:table-cell>
              <table:table-cell office:value-type="float" office:value="0.732458628483502">
                <text:p>0.732458628483502</text:p>
              </table:table-cell>
              <table:table-cell office:value-type="float" office:value="0.732175224327407">
                <text:p>0.732175224327407</text:p>
              </table:table-cell>
              <table:table-cell office:value-type="float" office:value="0.731891214995516">
                <text:p>0.731891214995516</text:p>
              </table:table-cell>
              <table:table-cell office:value-type="float" office:value="0.731669453686862">
                <text:p>0.731669453686862</text:p>
              </table:table-cell>
              <table:table-cell office:value-type="float" office:value="0.730839430256631">
                <text:p>0.730839430256631</text:p>
              </table:table-cell>
              <table:table-cell office:value-type="float" office:value="0.730624109087607">
                <text:p>0.730624109087607</text:p>
              </table:table-cell>
              <table:table-cell office:value-type="float" office:value="0.730403434002504">
                <text:p>0.730403434002504</text:p>
              </table:table-cell>
              <table:table-cell office:value-type="float" office:value="0.729588939327538">
                <text:p>0.729588939327538</text:p>
              </table:table-cell>
              <table:table-cell office:value-type="float" office:value="0.72875672308876">
                <text:p>0.72875672308876</text:p>
              </table:table-cell>
              <table:table-cell office:value-type="float" office:value="0.728465186857264">
                <text:p>0.728465186857264</text:p>
              </table:table-cell>
              <table:table-cell office:value-type="float" office:value="0.72932301273219">
                <text:p>0.72932301273219</text:p>
              </table:table-cell>
              <table:table-cell office:value-type="float" office:value="0.73025785552831">
                <text:p>0.73025785552831</text:p>
              </table:table-cell>
              <table:table-cell office:value-type="float" office:value="0.731045574103859">
                <text:p>0.731045574103859</text:p>
              </table:table-cell>
              <table:table-cell office:value-type="float" office:value="0.731772823447521">
                <text:p>0.731772823447521</text:p>
              </table:table-cell>
              <table:table-cell office:value-type="float" office:value="0.732565385905852">
                <text:p>0.732565385905852</text:p>
              </table:table-cell>
            </table:table-row>
            <table:table-row>
              <table:table-cell office:value-type="string">
                <text:p>Kyber768:</text:p>
                <draw:g>
                  <svg:desc>Sheet3.A3:Sheet3.A3</svg:desc>
                </draw:g>
              </table:table-cell>
              <table:table-cell office:value-type="float" office:value="0.625">
                <text:p>0.625</text:p>
                <draw:g>
                  <svg:desc>Sheet3.B3:Sheet3.BM3</svg:desc>
                </draw:g>
              </table:table-cell>
              <table:table-cell office:value-type="float" office:value="0.679106441448342">
                <text:p>0.679106441448342</text:p>
              </table:table-cell>
              <table:table-cell office:value-type="float" office:value="0.692498410668626">
                <text:p>0.692498410668626</text:p>
              </table:table-cell>
              <table:table-cell office:value-type="float" office:value="0.693821419533585">
                <text:p>0.693821419533585</text:p>
              </table:table-cell>
              <table:table-cell office:value-type="float" office:value="0.696100435988442">
                <text:p>0.696100435988442</text:p>
              </table:table-cell>
              <table:table-cell office:value-type="float" office:value="0.694563852910968">
                <text:p>0.694563852910968</text:p>
              </table:table-cell>
              <table:table-cell office:value-type="float" office:value="0.696035986038618">
                <text:p>0.696035986038618</text:p>
              </table:table-cell>
              <table:table-cell office:value-type="float" office:value="0.696494573899595">
                <text:p>0.696494573899595</text:p>
              </table:table-cell>
              <table:table-cell office:value-type="float" office:value="0.694476093802298">
                <text:p>0.694476093802298</text:p>
              </table:table-cell>
              <table:table-cell office:value-type="float" office:value="0.69240367383319">
                <text:p>0.69240367383319</text:p>
              </table:table-cell>
              <table:table-cell office:value-type="float" office:value="0.702581037286146">
                <text:p>0.702581037286146</text:p>
              </table:table-cell>
              <table:table-cell office:value-type="float" office:value="0.721425338154087">
                <text:p>0.721425338154087</text:p>
              </table:table-cell>
              <table:table-cell office:value-type="float" office:value="0.73164428078656">
                <text:p>0.73164428078656</text:p>
              </table:table-cell>
              <table:table-cell office:value-type="float" office:value="0.738765275084827">
                <text:p>0.738765275084827</text:p>
              </table:table-cell>
              <table:table-cell office:value-type="float" office:value="0.743995454790774">
                <text:p>0.743995454790774</text:p>
              </table:table-cell>
              <table:table-cell office:value-type="float" office:value="0.747925417387629">
                <text:p>0.747925417387629</text:p>
              </table:table-cell>
              <table:table-cell office:value-type="float" office:value="0.748977403261799">
                <text:p>0.748977403261799</text:p>
              </table:table-cell>
              <table:table-cell office:value-type="float" office:value="0.74828712062664">
                <text:p>0.74828712062664</text:p>
              </table:table-cell>
              <table:table-cell office:value-type="float" office:value="0.747708789104505">
                <text:p>0.747708789104505</text:p>
              </table:table-cell>
              <table:table-cell office:value-type="float" office:value="0.747028337027891">
                <text:p>0.747028337027891</text:p>
              </table:table-cell>
              <table:table-cell office:value-type="float" office:value="0.74620801264072">
                <text:p>0.74620801264072</text:p>
              </table:table-cell>
              <table:table-cell office:value-type="float" office:value="0.744167425351192">
                <text:p>0.744167425351192</text:p>
              </table:table-cell>
              <table:table-cell office:value-type="float" office:value="0.743665476580194">
                <text:p>0.743665476580194</text:p>
              </table:table-cell>
              <table:table-cell office:value-type="float" office:value="0.742905525223085">
                <text:p>0.742905525223085</text:p>
              </table:table-cell>
              <table:table-cell office:value-type="float" office:value="0.740848309478828">
                <text:p>0.740848309478828</text:p>
              </table:table-cell>
              <table:table-cell office:value-type="float" office:value="0.738914003681916">
                <text:p>0.738914003681916</text:p>
              </table:table-cell>
              <table:table-cell office:value-type="float" office:value="0.738846584644084">
                <text:p>0.738846584644084</text:p>
              </table:table-cell>
              <table:table-cell office:value-type="float" office:value="0.741575782509073">
                <text:p>0.741575782509073</text:p>
              </table:table-cell>
              <table:table-cell office:value-type="float" office:value="0.74388956570075">
                <text:p>0.74388956570075</text:p>
              </table:table-cell>
              <table:table-cell office:value-type="float" office:value="0.74595655334041">
                <text:p>0.74595655334041</text:p>
              </table:table-cell>
              <table:table-cell office:value-type="float" office:value="0.747736842358445">
                <text:p>0.747736842358445</text:p>
              </table:table-cell>
              <table:table-cell office:value-type="float" office:value="0.749278137161758">
                <text:p>0.749278137161758</text:p>
              </table:table-cell>
              <table:table-cell office:value-type="float" office:value="0.749666343195475">
                <text:p>0.749666343195475</text:p>
              </table:table-cell>
              <table:table-cell office:value-type="float" office:value="0.749329130994959">
                <text:p>0.749329130994959</text:p>
              </table:table-cell>
              <table:table-cell office:value-type="float" office:value="0.749043796230443">
                <text:p>0.749043796230443</text:p>
              </table:table-cell>
              <table:table-cell office:value-type="float" office:value="0.748731777448349">
                <text:p>0.748731777448349</text:p>
              </table:table-cell>
              <table:table-cell office:value-type="float" office:value="0.748313185557491">
                <text:p>0.748313185557491</text:p>
              </table:table-cell>
              <table:table-cell office:value-type="float" office:value="0.747188811955466">
                <text:p>0.747188811955466</text:p>
              </table:table-cell>
              <table:table-cell office:value-type="float" office:value="0.746938788063327">
                <text:p>0.746938788063327</text:p>
              </table:table-cell>
              <table:table-cell office:value-type="float" office:value="0.746524587655144">
                <text:p>0.746524587655144</text:p>
              </table:table-cell>
              <table:table-cell office:value-type="float" office:value="0.74532314630908">
                <text:p>0.74532314630908</text:p>
              </table:table-cell>
              <table:table-cell office:value-type="float" office:value="0.744174650645364">
                <text:p>0.744174650645364</text:p>
              </table:table-cell>
              <table:table-cell office:value-type="float" office:value="0.743952973685736">
                <text:p>0.743952973685736</text:p>
              </table:table-cell>
              <table:table-cell office:value-type="float" office:value="0.745255955549522">
                <text:p>0.745255955549522</text:p>
              </table:table-cell>
              <table:table-cell office:value-type="float" office:value="0.746481563903201">
                <text:p>0.746481563903201</text:p>
              </table:table-cell>
              <table:table-cell office:value-type="float" office:value="0.747647414701668">
                <text:p>0.747647414701668</text:p>
              </table:table-cell>
              <table:table-cell office:value-type="float" office:value="0.748699100805103">
                <text:p>0.748699100805103</text:p>
              </table:table-cell>
              <table:table-cell office:value-type="float" office:value="0.749657801862334">
                <text:p>0.749657801862334</text:p>
              </table:table-cell>
              <table:table-cell office:value-type="float" office:value="0.74989101875678">
                <text:p>0.74989101875678</text:p>
              </table:table-cell>
              <table:table-cell office:value-type="float" office:value="0.74966883273415">
                <text:p>0.74966883273415</text:p>
              </table:table-cell>
              <table:table-cell office:value-type="float" office:value="0.74948109126837">
                <text:p>0.74948109126837</text:p>
              </table:table-cell>
              <table:table-cell office:value-type="float" office:value="0.749283487605567">
                <text:p>0.749283487605567</text:p>
              </table:table-cell>
              <table:table-cell office:value-type="float" office:value="0.749005921020603">
                <text:p>0.749005921020603</text:p>
              </table:table-cell>
              <table:table-cell office:value-type="float" office:value="0.748234537793807">
                <text:p>0.748234537793807</text:p>
              </table:table-cell>
              <table:table-cell office:value-type="float" office:value="0.748074165957959">
                <text:p>0.748074165957959</text:p>
              </table:table-cell>
              <table:table-cell office:value-type="float" office:value="0.747795236114517">
                <text:p>0.747795236114517</text:p>
              </table:table-cell>
              <table:table-cell office:value-type="float" office:value="0.746955102085977">
                <text:p>0.746955102085977</text:p>
              </table:table-cell>
              <table:table-cell office:value-type="float" office:value="0.746148512722536">
                <text:p>0.746148512722536</text:p>
              </table:table-cell>
              <table:table-cell office:value-type="float" office:value="0.745944045510165">
                <text:p>0.745944045510165</text:p>
              </table:table-cell>
              <table:table-cell office:value-type="float" office:value="0.746772287761449">
                <text:p>0.746772287761449</text:p>
              </table:table-cell>
              <table:table-cell office:value-type="float" office:value="0.747593337801687">
                <text:p>0.747593337801687</text:p>
              </table:table-cell>
              <table:table-cell office:value-type="float" office:value="0.748398331987412">
                <text:p>0.748398331987412</text:p>
              </table:table-cell>
              <table:table-cell office:value-type="float" office:value="0.749141412747819">
                <text:p>0.749141412747819</text:p>
              </table:table-cell>
              <table:table-cell office:value-type="float" office:value="0.749836435534062">
                <text:p>0.749836435534062</text:p>
              </table:table-cell>
            </table:table-row>
            <table:table-row>
              <table:table-cell office:value-type="string">
                <text:p>Classic-McEliece-6960119:</text:p>
                <draw:g>
                  <svg:desc>Sheet3.A4:Sheet3.A4</svg:desc>
                </draw:g>
              </table:table-cell>
              <table:table-cell office:value-type="float" office:value="0.609375">
                <text:p>0.609375</text:p>
                <draw:g>
                  <svg:desc>Sheet3.B4:Sheet3.BM4</svg:desc>
                </draw:g>
              </table:table-cell>
              <table:table-cell office:value-type="float" office:value="0.65959828365168">
                <text:p>0.65959828365168</text:p>
              </table:table-cell>
              <table:table-cell office:value-type="float" office:value="0.67213082416043">
                <text:p>0.67213082416043</text:p>
              </table:table-cell>
              <table:table-cell office:value-type="float" office:value="0.67334022707487">
                <text:p>0.67334022707487</text:p>
              </table:table-cell>
              <table:table-cell office:value-type="float" office:value="0.677344602592153">
                <text:p>0.677344602592153</text:p>
              </table:table-cell>
              <table:table-cell office:value-type="float" office:value="0.676822140624347">
                <text:p>0.676822140624347</text:p>
              </table:table-cell>
              <table:table-cell office:value-type="float" office:value="0.678017058614035">
                <text:p>0.678017058614035</text:p>
              </table:table-cell>
              <table:table-cell office:value-type="float" office:value="0.679499057313141">
                <text:p>0.679499057313141</text:p>
              </table:table-cell>
              <table:table-cell office:value-type="float" office:value="0.678033746530765">
                <text:p>0.678033746530765</text:p>
              </table:table-cell>
              <table:table-cell office:value-type="float" office:value="0.675776311013922">
                <text:p>0.675776311013922</text:p>
              </table:table-cell>
              <table:table-cell office:value-type="float" office:value="0.685516917441187">
                <text:p>0.685516917441187</text:p>
              </table:table-cell>
              <table:table-cell office:value-type="float" office:value="0.703390739228583">
                <text:p>0.703390739228583</text:p>
              </table:table-cell>
              <table:table-cell office:value-type="float" office:value="0.713013587180243">
                <text:p>0.713013587180243</text:p>
              </table:table-cell>
              <table:table-cell office:value-type="float" office:value="0.719665381355881">
                <text:p>0.719665381355881</text:p>
              </table:table-cell>
              <table:table-cell office:value-type="float" office:value="0.724511107153253">
                <text:p>0.724511107153253</text:p>
              </table:table-cell>
              <table:table-cell office:value-type="float" office:value="0.72811442841926">
                <text:p>0.72811442841926</text:p>
              </table:table-cell>
              <table:table-cell office:value-type="float" office:value="0.728865212064393">
                <text:p>0.728865212064393</text:p>
              </table:table-cell>
              <table:table-cell office:value-type="float" office:value="0.728275224364057">
                <text:p>0.728275224364057</text:p>
              </table:table-cell>
              <table:table-cell office:value-type="float" office:value="0.727777167201547">
                <text:p>0.727777167201547</text:p>
              </table:table-cell>
              <table:table-cell office:value-type="float" office:value="0.727159475465904">
                <text:p>0.727159475465904</text:p>
              </table:table-cell>
              <table:table-cell office:value-type="float" office:value="0.726608339898284">
                <text:p>0.726608339898284</text:p>
              </table:table-cell>
              <table:table-cell office:value-type="float" office:value="0.724713157324663">
                <text:p>0.724713157324663</text:p>
              </table:table-cell>
              <table:table-cell office:value-type="float" office:value="0.72418344537459">
                <text:p>0.72418344537459</text:p>
              </table:table-cell>
              <table:table-cell office:value-type="float" office:value="0.723681857349655">
                <text:p>0.723681857349655</text:p>
              </table:table-cell>
              <table:table-cell office:value-type="float" office:value="0.721947505239066">
                <text:p>0.721947505239066</text:p>
              </table:table-cell>
              <table:table-cell office:value-type="float" office:value="0.720112193709792">
                <text:p>0.720112193709792</text:p>
              </table:table-cell>
              <table:table-cell office:value-type="float" office:value="0.719893294577493">
                <text:p>0.719893294577493</text:p>
              </table:table-cell>
              <table:table-cell office:value-type="float" office:value="0.722259461772254">
                <text:p>0.722259461772254</text:p>
              </table:table-cell>
              <table:table-cell office:value-type="float" office:value="0.724385058515498">
                <text:p>0.724385058515498</text:p>
              </table:table-cell>
              <table:table-cell office:value-type="float" office:value="0.726276894309998">
                <text:p>0.726276894309998</text:p>
              </table:table-cell>
              <table:table-cell office:value-type="float" office:value="0.727898465247252">
                <text:p>0.727898465247252</text:p>
              </table:table-cell>
              <table:table-cell office:value-type="float" office:value="0.729289928000646">
                <text:p>0.729289928000646</text:p>
              </table:table-cell>
              <table:table-cell office:value-type="float" office:value="0.729529204785969">
                <text:p>0.729529204785969</text:p>
              </table:table-cell>
              <table:table-cell office:value-type="float" office:value="0.729247887187036">
                <text:p>0.729247887187036</text:p>
              </table:table-cell>
              <table:table-cell office:value-type="float" office:value="0.729012417564511">
                <text:p>0.729012417564511</text:p>
              </table:table-cell>
              <table:table-cell office:value-type="float" office:value="0.72874455321715">
                <text:p>0.72874455321715</text:p>
              </table:table-cell>
              <table:table-cell office:value-type="float" office:value="0.728483947959594">
                <text:p>0.728483947959594</text:p>
              </table:table-cell>
              <table:table-cell office:value-type="float" office:value="0.727448419493093">
                <text:p>0.727448419493093</text:p>
              </table:table-cell>
              <table:table-cell office:value-type="float" office:value="0.727190011858178">
                <text:p>0.727190011858178</text:p>
              </table:table-cell>
              <table:table-cell office:value-type="float" office:value="0.726929403766007">
                <text:p>0.726929403766007</text:p>
              </table:table-cell>
              <table:table-cell office:value-type="float" office:value="0.725928266426575">
                <text:p>0.725928266426575</text:p>
              </table:table-cell>
              <table:table-cell office:value-type="float" office:value="0.724857473511033">
                <text:p>0.724857473511033</text:p>
              </table:table-cell>
              <table:table-cell office:value-type="float" office:value="0.724547315786907">
                <text:p>0.724547315786907</text:p>
              </table:table-cell>
              <table:table-cell office:value-type="float" office:value="0.725624806422576">
                <text:p>0.725624806422576</text:p>
              </table:table-cell>
              <table:table-cell office:value-type="float" office:value="0.726739425416411">
                <text:p>0.726739425416411</text:p>
              </table:table-cell>
              <table:table-cell office:value-type="float" office:value="0.727797893050204">
                <text:p>0.727797893050204</text:p>
              </table:table-cell>
              <table:table-cell office:value-type="float" office:value="0.72874976835437">
                <text:p>0.72874976835437</text:p>
              </table:table-cell>
              <table:table-cell office:value-type="float" office:value="0.729611278408101">
                <text:p>0.729611278408101</text:p>
              </table:table-cell>
              <table:table-cell office:value-type="float" office:value="0.729745573217151">
                <text:p>0.729745573217151</text:p>
              </table:table-cell>
              <table:table-cell office:value-type="float" office:value="0.729562046744166">
                <text:p>0.729562046744166</text:p>
              </table:table-cell>
              <table:table-cell office:value-type="float" office:value="0.72941007259088">
                <text:p>0.72941007259088</text:p>
              </table:table-cell>
              <table:table-cell office:value-type="float" office:value="0.72924548381675">
                <text:p>0.72924548381675</text:p>
              </table:table-cell>
              <table:table-cell office:value-type="float" office:value="0.729079827327982">
                <text:p>0.729079827327982</text:p>
              </table:table-cell>
              <table:table-cell office:value-type="float" office:value="0.728372774188824">
                <text:p>0.728372774188824</text:p>
              </table:table-cell>
              <table:table-cell office:value-type="float" office:value="0.728208921402328">
                <text:p>0.728208921402328</text:p>
              </table:table-cell>
              <table:table-cell office:value-type="float" office:value="0.728039542435157">
                <text:p>0.728039542435157</text:p>
              </table:table-cell>
              <table:table-cell office:value-type="float" office:value="0.727344566595664">
                <text:p>0.727344566595664</text:p>
              </table:table-cell>
              <table:table-cell office:value-type="float" office:value="0.726599345562246">
                <text:p>0.726599345562246</text:p>
              </table:table-cell>
              <table:table-cell office:value-type="float" office:value="0.726332819579884">
                <text:p>0.726332819579884</text:p>
              </table:table-cell>
              <table:table-cell office:value-type="float" office:value="0.726997416096671">
                <text:p>0.726997416096671</text:p>
              </table:table-cell>
              <table:table-cell office:value-type="float" office:value="0.727739866104389">
                <text:p>0.727739866104389</text:p>
              </table:table-cell>
              <table:table-cell office:value-type="float" office:value="0.728467473550337">
                <text:p>0.728467473550337</text:p>
              </table:table-cell>
              <table:table-cell office:value-type="float" office:value="0.729137791065823">
                <text:p>0.729137791065823</text:p>
              </table:table-cell>
              <table:table-cell office:value-type="float" office:value="0.729760895225666">
                <text:p>0.729760895225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